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6" svg:font-family="Ebrima"/>
    <style:font-face style:name="Ebrima3" svg:font-family="Ebrima" style:font-adornments="Regular"/>
    <style:font-face style:name="Mangal2" svg:font-family="Mangal"/>
    <style:font-face style:name="Calibri5" svg:font-family="Calibri" style:font-family-generic="swiss"/>
    <style:font-face style:name="Calibri3" svg:font-family="Calibri" style:font-adornments="Regular" style:font-family-generic="swiss"/>
    <style:font-face style:name="Andale Sans UI2" svg:font-family="'Andale Sans UI'" style:font-pitch="variable"/>
    <style:font-face style:name="Ebrima4" svg:font-family="Ebrima" style:font-pitch="variable"/>
    <style:font-face style:name="Ebrima2" svg:font-family="Ebrima" style:font-adornments="Regular" style:font-pitch="variable"/>
    <style:font-face style:name="Mangal1" svg:font-family="Mangal" style:font-pitch="variable"/>
    <style:font-face style:name="Tahoma5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Ebrima5" svg:font-family="Ebrima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32pt" style:font-size-complex="32pt"/>
    </style:style>
    <style:style style:name="P4" style:family="paragraph">
      <style:text-properties fo:font-size="26pt" style:font-size-asian="36pt" style:font-size-complex="36pt"/>
    </style:style>
    <style:style style:name="P5" style:family="paragraph">
      <style:text-properties fo:font-size="32pt" style:font-size-asian="44pt" style:font-size-complex="44pt"/>
    </style:style>
    <style:style style:name="P6" style:family="paragraph">
      <style:text-properties fo:font-size="20pt" style:font-size-asian="26pt" style:font-size-complex="26pt"/>
    </style:style>
    <style:style style:name="P7" style:family="paragraph">
      <style:text-properties fo:font-size="24pt"/>
    </style:style>
    <style:style style:name="P8" style:family="paragraph">
      <style:text-properties fo:font-size="20pt"/>
    </style:style>
    <style:style style:name="P9" style:family="paragraph">
      <style:text-properties fo:font-size="22pt" style:font-size-asian="28pt" style:font-size-complex="28pt"/>
    </style:style>
    <style:style style:name="P10" style:family="paragraph">
      <style:paragraph-properties fo:text-align="start"/>
    </style:style>
    <style:style style:name="P11" style:family="paragraph">
      <style:text-properties fo:font-size="28pt" style:font-size-asian="24pt" style:font-size-complex="24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33% 58%"/>
    </style:style>
    <style:style style:name="T4" style:family="text">
      <style:text-properties style:text-position="-33% 58%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6pt" style:font-size-asian="36pt" style:font-size-complex="36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32pt" style:font-size-asian="44pt" style:font-size-complex="44pt"/>
    </style:style>
    <style:style style:name="T12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3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14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15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6" style:family="text">
      <style:text-properties style:text-position="-33% 58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17" style:family="text">
      <style:text-properties style:font-name="Calibri3" fo:font-style="normal" fo:font-weight="bold" style:font-name-asian="Calibri3" style:font-style-asian="normal" style:font-weight-asian="bold" style:font-name-complex="Calibri3" style:font-style-complex="normal" style:font-weight-complex="bold"/>
    </style:style>
    <style:style style:name="T18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9" style:family="text">
      <style:text-properties style:font-name="Calibri2" style:font-name-asian="Calibri3" style:font-name-complex="Calibri3"/>
    </style:style>
    <style:style style:name="T20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1" style:family="text">
      <style:text-properties style:font-name="Ebrima3" fo:font-style="italic" style:font-name-asian="Ebrima3" style:font-style-asian="italic" style:font-name-complex="Ebrima3" style:font-style-complex="italic"/>
    </style:style>
    <style:style style:name="T22" style:family="text">
      <style:text-properties style:font-name="Ebrima3" fo:font-size="28pt" fo:font-style="italic" style:font-name-asian="Ebrima3" style:font-size-asian="40pt" style:font-style-asian="italic" style:font-name-complex="Ebrima3" style:font-size-complex="40pt" style:font-style-complex="italic"/>
    </style:style>
    <style:style style:name="T23" style:family="text">
      <style:text-properties style:font-name="Ebrima2" fo:font-size="28pt" style:font-name-asian="Ebrima3" style:font-size-asian="40pt" style:font-name-complex="Ebrima3" style:font-size-complex="40pt"/>
    </style:style>
    <style:style style:name="T24" style:family="text">
      <style:text-properties style:font-name="Ebrima2" fo:font-size="28pt" fo:font-style="italic" fo:font-weight="bold" style:font-name-asian="Ebrima3" style:font-size-asian="40pt" style:font-style-asian="italic" style:font-weight-asian="bold" style:font-name-complex="Ebrima3" style:font-size-complex="40pt" style:font-style-complex="italic" style:font-weight-complex="bold"/>
    </style:style>
    <style:style style:name="T25" style:family="text">
      <style:text-properties fo:font-size="26pt" fo:font-style="italic" style:font-size-asian="36pt" style:font-style-asian="italic" style:font-size-complex="36pt" style:font-style-complex="italic"/>
    </style:style>
    <style:style style:name="T26" style:family="text">
      <style:text-properties style:font-name="Calibri3" style:font-name-asian="Calibri3" style:font-name-complex="Calibri3"/>
    </style:style>
    <style:style style:name="T27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28" style:family="text">
      <style:text-properties fo:font-size="32pt" fo:font-style="italic" style:font-size-asian="44pt" style:font-style-asian="italic" style:font-size-complex="44pt" style:font-style-complex="italic"/>
    </style:style>
    <style:style style:name="T29" style:family="text">
      <style:text-properties fo:font-size="24pt" fo:font-style="italic" style:font-size-asian="32pt" style:font-style-asian="italic" style:font-size-complex="32pt" style:font-style-complex="italic"/>
    </style:style>
    <style:style style:name="T30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ize="20pt" style:font-size-asian="26pt" style:font-size-complex="26pt"/>
    </style:style>
    <style:style style:name="T35" style:family="text">
      <style:text-properties fo:font-size="20pt" fo:font-style="italic" style:font-size-asian="26pt" style:font-style-asian="italic" style:font-size-complex="26pt" style:font-style-complex="italic"/>
    </style:style>
    <style:style style:name="T36" style:family="text">
      <style:text-properties fo:font-size="20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7" style:family="text">
      <style:text-properties fo:font-size="22pt" style:font-size-asian="28pt" style:font-size-complex="28pt"/>
    </style:style>
    <style:style style:name="T38" style:family="text">
      <style:text-properties fo:font-size="22pt" fo:font-style="italic" style:font-size-asian="28pt" style:font-style-asian="italic" style:font-size-complex="28pt" style:font-style-complex="italic"/>
    </style:style>
    <style:style style:name="T39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40" style:family="text">
      <style:text-properties style:text-position="-33% 58%" fo:font-size="20pt" style:font-size-asian="26pt" style:font-size-complex="26pt"/>
    </style:style>
    <style:style style:name="T41" style:family="text">
      <style:text-properties style:text-position="-33% 58%" style:font-name="Calibri2" style:font-name-asian="Calibri3" style:font-name-complex="Calibri3"/>
    </style:style>
    <style:style style:name="T42" style:family="text">
      <style:text-properties style:use-window-font-color="true" style:text-outline="false" style:text-line-through-style="none" style:font-name="Ebrima4" fo:font-size="32pt" fo:language="zxx" fo:country="none" fo:font-style="italic" fo:text-shadow="none" style:text-underline-style="none" fo:font-weight="normal" style:letter-kerning="true" style:font-name-asian="Andale Sans UI" style:font-size-asian="32pt" style:language-asian="zxx" style:country-asian="none" style:font-style-asian="italic" style:font-weight-asian="normal" style:font-name-complex="Tahoma3" style:font-size-complex="32pt" style:language-complex="zxx" style:country-complex="none" style:font-style-complex="italic" style:font-weight-complex="normal" style:text-emphasize="none" style:font-relief="none"/>
    </style:style>
    <style:style style:name="T43" style:family="text">
      <style:text-properties style:use-window-font-color="true" style:text-outline="false" style:text-line-through-style="none" style:text-position="-33% 58%" style:font-name="Ebrima4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3" style:font-size-complex="32pt" style:language-complex="zxx" style:country-complex="none" style:font-style-complex="normal" style:font-weight-complex="normal" style:text-emphasize="none" style:font-relief="none"/>
    </style:style>
    <style:style style:name="T44" style:family="text">
      <style:text-properties style:use-window-font-color="true" style:text-outline="false" style:text-line-through-style="none" style:text-position="0% 100%" style:font-name="Ebrima4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3" style:font-size-complex="32pt" style:language-complex="zxx" style:country-complex="none" style:font-style-complex="normal" style:font-weight-complex="normal" style:text-emphasize="none" style:font-relief="none"/>
    </style:style>
    <style:style style:name="T45" style:family="text">
      <style:text-properties style:use-window-font-color="true" style:text-outline="false" style:text-line-through-style="none" style:font-name="Ebrima4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3" style:font-size-complex="32pt" style:language-complex="zxx" style:country-complex="none" style:font-style-complex="normal" style:font-weight-complex="normal" style:text-emphasize="none" style:font-relief="none"/>
    </style:style>
    <style:style style:name="T46" style:family="text">
      <style:text-properties style:text-position="-33% 58%" style:font-name="Calibri3" style:font-name-asian="Calibri3" style:font-name-complex="Calibri3"/>
    </style:style>
    <style:style style:name="T47" style:family="text">
      <style:text-properties style:font-name="Calibri2" fo:font-size="26pt" style:font-name-asian="Calibri3" style:font-size-asian="36pt" style:font-name-complex="Calibri3" style:font-size-complex="36pt"/>
    </style:style>
    <style:style style:name="T48" style:family="text">
      <style:text-properties style:text-position="-33% 58%" style:font-name="Calibri3" fo:font-size="26pt" style:font-name-asian="Calibri3" style:font-size-asian="36pt" style:font-name-complex="Calibri3" style:font-size-complex="36pt"/>
    </style:style>
    <style:style style:name="T49" style:family="text">
      <style:text-properties fo:font-size="24pt"/>
    </style:style>
    <style:style style:name="T50" style:family="text">
      <style:text-properties fo:font-size="24pt" fo:font-weight="bold" style:font-weight-asian="bold" style:font-weight-complex="bold"/>
    </style:style>
    <style:style style:name="T51" style:family="text">
      <style:text-properties fo:font-size="24pt"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style:font-name="Calibri2" fo:font-weight="bold" style:font-name-asian="Calibri3" style:font-weight-asian="bold" style:font-name-complex="Calibri3" style:font-weight-complex="bold"/>
    </style:style>
    <style:style style:name="T53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54" style:family="text">
      <style:text-properties style:font-name="Calibri3" fo:font-size="24pt" fo:font-style="italic" style:font-name-asian="Calibri3" style:font-style-asian="italic" style:font-name-complex="Calibri3" style:font-style-complex="italic"/>
    </style:style>
    <style:style style:name="T55" style:family="text">
      <style:text-properties style:font-name="Calibri2" fo:font-size="24pt" style:font-name-asian="Calibri3" style:font-name-complex="Calibri3"/>
    </style:style>
    <style:style style:name="T56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57" style:family="text">
      <style:text-properties style:text-position="0% 100%" fo:font-style="normal" style:font-style-asian="normal" style:font-style-complex="normal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font-size="28pt" style:font-size-asian="24pt" style:font-size-complex="24pt"/>
    </style:style>
    <style:style style:name="T61" style:family="text">
      <style:text-properties fo:font-size="28pt" fo:font-style="italic" style:font-size-asian="24pt" style:font-style-asian="italic" style:font-size-complex="24pt" style:font-style-complex="italic"/>
    </style:style>
    <style:style style:name="T62" style:family="text">
      <style:text-properties style:text-position="-33% 58%" style:font-name="Ebrima3" fo:font-size="28pt" style:font-name-asian="Ebrima3" style:font-size-asian="24pt" style:font-name-complex="Ebrima3" style:font-size-complex="24pt"/>
    </style:style>
    <style:style style:name="T63" style:family="text">
      <style:text-properties style:font-name="Ebrima2" fo:font-size="28pt" style:font-name-asian="Ebrima3" style:font-size-asian="24pt" style:font-name-complex="Ebrima3" style:font-size-complex="24pt"/>
    </style:style>
    <style:style style:name="T64" style:family="text">
      <style:text-properties style:font-name="Ebrima2" fo:font-size="28pt" fo:font-style="italic" style:font-name-asian="Ebrima3" style:font-size-asian="24pt" style:font-style-asian="italic" style:font-name-complex="Ebrima3" style:font-size-complex="24pt" style:font-style-complex="italic"/>
    </style:style>
    <style:style style:name="T65" style:family="text">
      <style:text-properties style:font-name="Ebrima3" fo:font-size="28pt" style:font-name-asian="Ebrima3" style:font-size-asian="24pt" style:font-name-complex="Ebrima3" style:font-size-complex="24pt"/>
    </style:style>
    <style:style style:name="T66" style:family="text">
      <style:text-properties style:use-window-font-color="true" style:text-outline="false" style:text-line-through-style="none" style:font-name="Ebrima3" fo:font-size="28pt" fo:language="zxx" fo:country="none" fo:font-style="italic" fo:text-shadow="none" style:text-underline-style="none" fo:font-weight="normal" style:letter-kerning="true" style:font-name-asian="Ebrima3" style:font-size-asian="24pt" style:language-asian="zxx" style:country-asian="none" style:font-style-asian="italic" style:font-weight-asian="normal" style:font-name-complex="Ebrima3" style:font-size-complex="24pt" style:language-complex="zxx" style:country-complex="none" style:font-style-complex="italic" style:font-weight-complex="normal" style:text-emphasize="none" style:font-relief="none"/>
    </style:style>
    <style:style style:name="T67" style:family="text">
      <style:text-properties style:use-window-font-color="true" style:text-outline="false" style:text-line-through-style="none" style:font-name="Ebrima3" fo:font-size="28pt" fo:language="zxx" fo:country="none" fo:font-style="normal" fo:text-shadow="none" style:text-underline-style="none" fo:font-weight="normal" style:letter-kerning="true" style:font-name-asian="Ebrima3" style:font-size-asian="24pt" style:language-asian="zxx" style:country-asian="none" style:font-style-asian="normal" style:font-weight-asian="normal" style:font-name-complex="Ebrima3" style:font-size-complex="24pt" style:language-complex="zxx" style:country-complex="none" style:font-style-complex="normal" style:font-weight-complex="normal" style:text-emphasize="none" style:font-relief="none"/>
    </style:style>
    <style:style style:name="T68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69" style:family="text">
      <style:text-properties style:text-position="-33% 58%" style:font-name="Calibri3" fo:font-size="22pt" fo:font-style="italic" style:font-name-asian="Calibri3" style:font-size-asian="28pt" style:font-style-asian="italic" style:font-name-complex="Calibri3" style:font-size-complex="28pt" style:font-style-complex="italic"/>
    </style:style>
    <style:style style:name="T70" style:family="text">
      <style:text-properties fo:font-size="32pt" fo:font-style="normal" style:font-size-asian="44pt" style:font-style-asian="normal" style:font-size-complex="44pt" style:font-style-complex="normal"/>
    </style:style>
    <style:style style:name="T7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2" style:family="text">
      <style:text-properties style:font-name="Ebrima3" fo:font-size="20pt" style:font-name-asian="Ebrima3" style:font-size-asian="26pt" style:font-name-complex="Ebrima3" style:font-size-complex="26pt"/>
    </style:style>
    <style:style style:name="T73" style:family="text">
      <style:text-properties style:text-position="-33% 58%" fo:font-size="26pt" style:font-size-asian="36pt" style:font-size-complex="36pt"/>
    </style:style>
    <style:style style:name="T74" style:family="text">
      <style:text-properties style:text-position="33% 58%" fo:font-size="2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e lautet das Faraday’sche Induktionsgesetz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bzw. es gilt, falls es galilei-invariant ist ( <text:span text:style-name="T2">v</text:span><text:span text:style-name="T3">2</text:span>/c<text:span text:style-name="T3">2</text:span> &lt;&lt; 1), <text:span text:style-name="T2">k</text:span> = 1 (SI) :</text:p>
          </draw:text-box>
        </draw:frame>
        <draw:frame draw:style-name="gr1" draw:text-style-name="P2" draw:layer="layout" svg:width="10.245cm" svg:height="2.388cm" svg:x="8.877cm" svg:y="7.505cm">
          <text:p/>
          <draw:object xlink:href="../Faraday'sches%20Induktionsgesetz%20(etwas%20schöner%20formatiert).odf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9.018cm" svg:height="2.388cm" svg:x="9.49cm" svg:y="12.605cm">
          <text:p/>
          <draw:object xlink:href="../Faraday'sches%20Induktionsgesetz%20(galilei-invariant)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experimentellen Beobachtungen liegen dem Faraday’schen Induktionsgesetz zugrunde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einem Leiterkreis <text:span text:style-name="T2">C</text:span><text:span text:style-name="T4">1</text:span> wird ein Strom erzeugt wenn</text:p>
            <text:p/>
            <text:p>1. relativ zu diesem ein permanenter Magnet bewegt wird,</text:p>
            <text:p>2. ein zweiter Stromkreis <text:span text:style-name="T2">C</text:span><text:span text:style-name="T4">2</text:span> relativ zum ersten bewegt wird,</text:p>
            <text:p>3. der Strom in <text:span text:style-name="T2">C</text:span><text:span text:style-name="T4">2</text:span> geändert wird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magnetische Fluss <text:span text:style-name="T2">Φ</text:span> durch die Fläche <text:span text:style-name="T2">F</text:span><text:span text:style-name="T5">C</text:span>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08cm" svg:height="1.974cm" svg:x="11.459cm" svg:y="9.512cm">
          <text:p/>
          <draw:object xlink:href="../Magnetischer%20Fluss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lektromotorische Kraft EMK definiert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5.812cm" svg:height="1.888cm" svg:x="11.093cm" svg:y="9.555cm">
          <text:p/>
          <draw:object xlink:href="../EMK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3" draw:layer="layout" svg:width="25.199cm" svg:height="3.506cm" svg:x="1.4cm" svg:y="0.835cm" presentation:class="title" presentation:user-transformed="true">
          <draw:text-box>
            <text:p><text:span text:style-name="T6">Was gilt für den Zusammenhang zwischen Strom und elektrischem Feld im Gültigkeitsbereich des Ohm'schen Gesetzes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7">j</text:span> = <text:span text:style-name="T2">σ</text:span> <text:span text:style-name="T7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8">Wie lautet die Verallgemeinerung der homogenen Maxwell-Gleichung der Elektrostatik auf zeitabhängige Phänomen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4.099cm" svg:height="1.033cm" svg:x="11.95cm" svg:y="9.983cm">
          <text:p/>
          <draw:object xlink:href="../Verallgemeinerung%20der%20homogenen%20Maxwell-Gleichung%20der%20Elektrostatik%20auf%20zeitabhängige%20Phänomene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Grundgleichungen zur Beschreibung elektromagnetischer Phänomen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8.259cm" svg:height="7.483cm" svg:x="9.87cm" svg:y="6.758cm">
          <text:p/>
          <draw:object xlink:href="../Grundgleichungen%20zur%20Beschreibung%20elektromagnetischer%20Phänomene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Maxwell’schen Ergänz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rot <text:span text:style-name="T7">H</text:span> = <text:span text:style-name="T7">j</text:span> + <text:span text:style-name="T7">j</text:span><text:span text:style-name="T4">0</text:span></text:p>
            <text:p/>
            <text:p><text:span text:style-name="T7">j</text:span><text:span text:style-name="T4">0</text:span> ist ein hypothetischer Zusatzstrom, für den gelten muss:</text:p>
          </draw:text-box>
        </draw:frame>
        <draw:frame draw:style-name="gr1" draw:text-style-name="P2" draw:layer="layout" svg:width="14.469cm" svg:height="1.997cm" svg:x="6.765cm" svg:y="13.701cm">
          <text:p/>
          <draw:object xlink:href="../maxwell'sche%20Ergänzung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3" draw:layer="layout" svg:width="25.199cm" svg:height="3.506cm" svg:x="1.4cm" svg:y="0.836cm" presentation:class="title" presentation:user-transformed="true">
          <draw:text-box>
            <text:p><text:span text:style-name="T6">Erläutern Sie den Widerspruch zwischen dem Ampère’schen Gesetz und der Kontinuitätsgleichung bei zeitabhängigen Phänomenen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det man die Divergenz auf das Ampère'sche Gesetz an erhält man den Widerspruch:</text:p>
            <text:p/>
            <text:p>0 = div rot <text:span text:style-name="T7">H</text:span> = div <text:span text:style-name="T7">j</text:span></text:p>
            <text:p/>
            <text:p>Kontinuitätsgleichung:</text:p>
            <text:p/>
            <text:p/>
          </draw:text-box>
        </draw:frame>
        <draw:frame draw:style-name="gr1" draw:text-style-name="P2" draw:layer="layout" svg:width="4.659cm" svg:height="1.997cm" svg:x="11.67cm" svg:y="14.101cm">
          <text:p/>
          <draw:object xlink:href="../Kontinuitätsgleichung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weitert man die Ampère’sche Beziehung mit dem Verschiebungsstrom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5.012cm" svg:height="1.033cm" svg:x="11.493cm" svg:y="9.983cm">
          <text:p/>
          <draw:object xlink:href="../Verschiebungsstrom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Geben Sie den vollständigen Satz der Maxwell-Gleichungen a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8.347cm" svg:height="14.203cm" svg:x="4.826cm" svg:y="5.798cm">
          <text:p/>
          <draw:object xlink:href="../Maxwell-Gleichungen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Sinn hat die Einführung der elektromagnetischen Potentiale <text:span text:style-name="T2">ϕ</text:span> und <text:span text:style-name="T7">A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erfüllen die <text:span text:style-name="T9">homogenen Maxwell-Gleichungen</text:span> <text:span text:style-name="T2">automatisch</text:span>, dafür werden aber die <text:span text:style-name="T9">inhomogenen Gleichungen</text:span> in einen Satz von zwei partiellen Differenzialgleichungen <text:span text:style-name="T10">zweiter</text:span> Ordnung überführt.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1">Welche Eichtransformation ist für die elektromagnetischen Potentiale erlaub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1.264cm" svg:height="3.183cm" svg:x="8.367cm" svg:y="8.908cm">
          <text:p/>
          <draw:object xlink:href="../Eichtransformation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Zeigen Sie, dass sich bei der erlaubten Eichtransformation die elektromagnetischen Felder </text:span><text:span text:style-name="T12">E</text:span><text:span text:style-name="T1"> und </text:span><text:span text:style-name="T12">B</text:span><text:span text:style-name="T1"> nicht änder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Coulomb-Eichung? Welchen Vorteil bietet sie?</text:p>
          </draw:text-box>
        </draw:frame>
        <draw:frame presentation:style-name="pr5" draw:layer="layout" svg:width="25.199cm" svg:height="13.612cm" svg:x="1.4cm" svg:y="6.199cm" presentation:class="subtitle" presentation:user-transformed="true">
          <draw:text-box>
            <text:p>Man wählt die Eichfunktion <text:span text:style-name="T13">χ</text:span><text:span text:style-name="T14"> so, dass div </text:span><text:span text:style-name="T15">A</text:span><text:span text:style-name="T14"> = 0</text:span></text:p>
            <text:p><text:span text:style-name="T14">Dann erfüllt das skalare Potential eine Differenzialgleichung</text:span></text:p>
            <text:p><text:span text:style-name="T14"/></text:p>
            <text:p><text:span text:style-name="T14">mit der Lösung</text:span><text:span text:style-name="T14"><text:tab/></text:span><text:span text:style-name="T14"><text:tab/></text:span></text:p>
            <text:p><text:span text:style-name="T14"/></text:p>
            <text:p><text:span text:style-name="T13">φ</text:span><text:span text:style-name="T14">(</text:span><text:span text:style-name="T15">r</text:span><text:span text:style-name="T14">, </text:span><text:span text:style-name="T13">t</text:span><text:span text:style-name="T14">) ist das </text:span><text:span text:style-name="T13">instantane</text:span><text:span text:style-name="T14"> Coulomb-Potential der Ladungsdichte </text:span><text:span text:style-name="T13">ρ</text:span><text:span text:style-name="T14">(</text:span><text:span text:style-name="T15">r</text:span><text:span text:style-name="T14">, </text:span><text:span text:style-name="T13">t</text:span><text:span text:style-name="T14">).</text:span></text:p>
            <text:p><text:span text:style-name="T14">Das Vektorpotential </text:span><text:span text:style-name="T15">A</text:span><text:span text:style-name="T14">(</text:span><text:span text:style-name="T15">r</text:span><text:span text:style-name="T14">, </text:span><text:span text:style-name="T13">t</text:span><text:span text:style-name="T14">) muß folgende Differenzialgleichung erfüllen:</text:span></text:p>
            <text:p><text:span text:style-name="T14"/></text:p>
            <text:p><text:span text:style-name="T14">mit der Lösung</text:span></text:p>
            <text:p><text:span text:style-name="T14"/></text:p>
            <text:p><text:span text:style-name="T14">(mit dem transversalen Anteil </text:span><text:span text:style-name="T15">j</text:span><text:span text:style-name="T16">t</text:span><text:span text:style-name="T14">(</text:span><text:span text:style-name="T15">r</text:span><text:span text:style-name="T14">, </text:span><text:span text:style-name="T13">t</text:span><text:span text:style-name="T14">) der Stromdichte)</text:span></text:p>
            <text:p><text:span text:style-name="T14">Daher nennt man sie auch transversale Eichung. Sie ist </text:span><text:span text:style-name="T17">nicht</text:span><text:span text:style-name="T14"> lorentz-invariant. Sie kann stets erfüllt werden.</text:span></text:p>
          </draw:text-box>
        </draw:frame>
        <draw:frame draw:style-name="gr1" draw:text-style-name="P2" draw:layer="layout" svg:width="3.898cm" svg:height="1.581cm" svg:x="5.95cm" svg:y="9.163cm">
          <text:p/>
          <draw:object xlink:href="../Differenzialgleichung%20für%20das%20skalare%20Potential%20phi%20bei%20Coulomb-Eichung.odf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2" draw:layer="layout" svg:width="11.055cm" svg:height="2.327cm" svg:x="15.572cm" svg:y="8.69cm">
          <text:p/>
          <draw:object xlink:href="../Lösung%20der%20Differenzialgleichung%20für%20das%20skalare%20Potential%20phi%20bei%20Coulomb-Eichung.odf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2" draw:layer="layout" svg:width="9.304cm" svg:height="2.294cm" svg:x="1.847cm" svg:y="13.898cm">
          <text:p/>
          <draw:object xlink:href="../Differenzialgleichung%20für%20das%20Vektorpotential%20A%20bei%20Coulomb-Eichung.odf" xlink:type="simple" xlink:show="embed" xlink:actuate="onLoad"/>
          <draw:image xlink:href="./ObjectReplacements/Object 14" xlink:type="simple" xlink:show="embed" xlink:actuate="onLoad"/>
        </draw:frame>
        <draw:frame draw:style-name="gr1" draw:text-style-name="P2" draw:layer="layout" svg:width="8.598cm" svg:height="1.168cm" svg:x="16.9cm" svg:y="14.515cm">
          <text:p/>
          <draw:object xlink:href="../Lösung%20der%20Differenzialgleichung%20für%20das%20Vektorpotential%20A%20bei%20Coulomb-Eichung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d'Alambert-Operato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979cm" svg:height="2.294cm" svg:x="11.01cm" svg:y="9.352cm">
          <text:p/>
          <draw:object xlink:href="../d'Alambert-Operator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Vorteil bietet die Lorenz-Eich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e Eichung führt zu einer vollständigen Entkopplung der beiden Differenzialgleichungen für <text:span text:style-name="T18">φ</text:span><text:span text:style-name="T19"> und </text:span><text:span text:style-name="T20">A</text:span><text:span text:style-name="T19">, die zudem eine besonders symmetrische Gestalt annehmen.</text:span></text:p>
            <text:p><text:span text:style-name="T19"/></text:p>
            <text:p><text:span text:style-name="T19">Sie ist außerdem lorentz-invariant und damit für die Relativitätstheorie günstig. Sie ist ebenfalls stets erfüllba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Differenzialgleichungen für <text:span text:style-name="T21">φ </text:span>und <text:span text:style-name="T7">A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6.065cm" svg:height="5.677cm" svg:x="5.967cm" svg:y="7.661cm">
          <text:p/>
          <draw:object xlink:href="../Differenzialgleichungen%20für%20phi%20und%20A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Lorenz-Beding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896cm" svg:height="2.294cm" svg:x="11.051cm" svg:y="9.352cm">
          <text:p/>
          <draw:object xlink:href="../Lorenz-Bedingung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ie lauten die Lösungen der Differenzialgleichungen für </text:span><text:span text:style-name="T22">φ</text:span><text:span text:style-name="T23"> und </text:span><text:span text:style-name="T24">A</text:span><text:span text:style-name="T23"> mit Lorenz-Eichung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7.031cm" svg:height="3.866cm" svg:x="10.484cm" svg:y="8.566cm">
          <text:p/>
          <draw:object xlink:href="../Lösungen%20der%20Differenzialgleichungen%20mit%20Lorenz-Eichung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Kraft wirkt auf eine Punktladung <text:span text:style-name="T2">q</text:span> im elektromagnetischen Fel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<text:span text:style-name="T10">Lorentz-Kraft</text:span>:</text:p>
            <text:p/>
            <text:p/>
          </draw:text-box>
        </draw:frame>
        <draw:frame draw:style-name="gr1" draw:text-style-name="P2" draw:layer="layout" svg:width="6.494cm" svg:height="1.033cm" svg:x="10.752cm" svg:y="10.983cm">
          <text:p/>
          <draw:object xlink:href="../Lorentz-Kraft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8">Welche Arbeit leistet das elektromagnetische Feld an einem elektrisch geladenen Teilchen </text:span><text:span text:style-name="T25">q</text:span><text:span text:style-name="T8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<text:span text:style-name="T2">W</text:span> = <text:span text:style-name="T7">F</text:span> <text:span text:style-name="T26">∙</text:span><text:span text:style-name="T19"> d</text:span><text:span text:style-name="T20">r</text:span><text:span text:style-name="T19"> = </text:span><text:span text:style-name="T27">q</text:span><text:span text:style-name="T19"> </text:span><text:span text:style-name="T20">E</text:span><text:span text:style-name="T19"> </text:span><text:span text:style-name="T26">∙</text:span><text:span text:style-name="T19"> d</text:span><text:span text:style-name="T20">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1">Welche Leistung wird bei der Verschiebung eines Teilchens </text:span><text:span text:style-name="T28">q</text:span><text:span text:style-name="T11"> im elektrischen Feld umgesetzt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4.98cm" svg:height="2.192cm" svg:x="11.509cm" svg:y="9.403cm">
          <text:p/>
          <draw:object xlink:href="../Leistung%20q%20E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text-style-name="P3" draw:layer="layout" svg:width="25.199cm" svg:height="3.506cm" svg:x="1.4cm" svg:y="0.836cm" presentation:class="title" presentation:user-transformed="true">
          <draw:text-box>
            <text:p><text:span text:style-name="T6">Wie ist die Leistungsdichte für kontinuierliche Ladungsverteilungen </text:span><text:span text:style-name="T29">ρ</text:span><text:span text:style-name="T6">(</text:span><text:span text:style-name="T30">r</text:span><text:span text:style-name="T6">, </text:span><text:span text:style-name="T29">t</text:span><text:span text:style-name="T6">) mit dem Geschwindigkeitsfeld </text:span><text:span text:style-name="T30">v</text:span><text:span text:style-name="T6">(</text:span><text:span text:style-name="T30">r</text:span><text:span text:style-name="T6">, </text:span><text:span text:style-name="T29">t</text:span><text:span text:style-name="T6">) bestimm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Ladungsverteilungen erfahren im Feld die <text:span text:style-name="T10">Kraftdichte</text:span></text:p>
            <text:p><text:span text:style-name="T7">f</text:span>(<text:span text:style-name="T7">r</text:span>, <text:span text:style-name="T2">t</text:span>) = <text:span text:style-name="T2">ρ</text:span>(<text:span text:style-name="T7">r</text:span>, <text:span text:style-name="T2">t</text:span>) [<text:span text:style-name="T7">E</text:span>(<text:span text:style-name="T7">r</text:span>, <text:span text:style-name="T2">t</text:span>) + <text:span text:style-name="T7">v</text:span>(<text:span text:style-name="T7">r</text:span>, <text:span text:style-name="T2">t</text:span>) × <text:span text:style-name="T7">B</text:span>(<text:span text:style-name="T7">r</text:span>, <text:span text:style-name="T2">t</text:span>)] .</text:p>
            <text:p/>
            <text:p>Die zugehörige <text:span text:style-name="T10">Leistungsdichte</text:span></text:p>
            <text:p><text:span text:style-name="T31"/></text:p>
            <text:p><text:span text:style-name="T7">f</text:span>(<text:span text:style-name="T7">r</text:span>, <text:span text:style-name="T2">t</text:span>) <text:span text:style-name="T26">∙</text:span> <text:span text:style-name="T7">v</text:span>(<text:span text:style-name="T7">r</text:span>, <text:span text:style-name="T2">t</text:span>) = <text:span text:style-name="T2">ρ</text:span>(<text:span text:style-name="T7">r</text:span>, <text:span text:style-name="T2">t</text:span>) <text:span text:style-name="T7">E</text:span>(<text:span text:style-name="T7">r</text:span>, <text:span text:style-name="T2">t</text:span>) <text:span text:style-name="T26">∙</text:span> <text:span text:style-name="T7">v</text:span>(<text:span text:style-name="T7">r</text:span>, <text:span text:style-name="T2">t</text:span>) = <text:span text:style-name="T7">j</text:span>(<text:span text:style-name="T7">r</text:span>, <text:span text:style-name="T2">t</text:span>) <text:span text:style-name="T7">E</text:span>(<text:span text:style-name="T7">r</text:span>, <text:span text:style-name="T2">t</text:span>)</text:p>
            <text:p/>
            <text:p>wird also durch das elektrische Feld <text:span text:style-name="T7">E</text:span> und die Stromdichte <text:span text:style-name="T7">j</text:span> bestimmt.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8">Welche Arbeit leistet das elektromagnetische Feld an einer auf das Volumen </text:span><text:span text:style-name="T25">V</text:span><text:span text:style-name="T8"> beschränkten Ladungsdichte </text:span><text:span text:style-name="T25">ρ</text:span><text:span text:style-name="T8">(</text:span><text:span text:style-name="T32">r</text:span><text:span text:style-name="T8">, </text:span><text:span text:style-name="T25">t</text:span><text:span text:style-name="T8">)?</text:span>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6.905cm" svg:height="2.437cm" svg:x="10.547cm" svg:y="9.281cm">
          <text:p/>
          <draw:object xlink:href="../Arbeitsleistung%20des%20Feldes%20E%20im%20Volumen%20V%20für%20Ladungsverteilungen%20rho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Poynting-Vektor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7">S</text:span>(<text:span text:style-name="T7">r</text:span>, <text:span text:style-name="T2">t</text:span>) = <text:span text:style-name="T7">E</text:span>(<text:span text:style-name="T7">r</text:span>, <text:span text:style-name="T2">t</text:span>) × <text:span text:style-name="T7">H</text:span>(<text:span text:style-name="T7">r</text:span>, <text:span text:style-name="T2">t</text:span>)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physikalische Bedeutung hat der Poynting-Vekto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33">Der Poynting-Vektor </text:span><text:span text:style-name="T7">S</text:span> hat die Bedeutung einer <text:span text:style-name="T10">Energiestromdich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Kontinuitätsgleichung genügt der Poynting-Vektor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>(Poynting'sches Theorem)</text:p>
          </draw:text-box>
        </draw:frame>
        <draw:frame draw:style-name="gr1" draw:text-style-name="P2" draw:layer="layout" svg:width="7.489cm" svg:height="2.192cm" svg:x="10.255cm" svg:y="9.403cm">
          <text:p/>
          <draw:object xlink:href="../Poynting'sches%20Theorem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nergiedichte des elektromagnetischen Feldes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6.968cm" svg:height="2.192cm" svg:x="5.515cm" svg:y="9.403cm">
          <text:p/>
          <draw:object xlink:href="../Energiedichte%20des%20elektromagnetischen%20Feldes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elche Arbeit leistet das elektromagnetische Feld an einer auf das Volumen </text:span><text:span text:style-name="T35">V</text:span><text:span text:style-name="T34"> beschränkten Ladungsdichte </text:span><text:span text:style-name="T35">ρ</text:span><text:span text:style-name="T34">(</text:span><text:span text:style-name="T36">r</text:span><text:span text:style-name="T34">, </text:span><text:span text:style-name="T35">t</text:span><text:span text:style-name="T34">) mit Benutzung des Poynting-Vektors?</text:span></text:p>
          </draw:text-box>
        </draw:frame>
        <draw:frame presentation:style-name="pr2" draw:text-style-name="P7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5.328cm" svg:height="2.437cm" svg:x="6.335cm" svg:y="9.281cm">
          <text:p/>
          <draw:object xlink:href="../Arbeitsleistung%20des%20Feldes%20E%20im%20Volumen%20V%20für%20Ladungsverteilungen%20rho%20mit%20Poynting-Vektor%20S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Energiesatz der Elektrodynamik.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/>
            <text:p>Die Feldenergie im Volumen <text:span text:style-name="T2">V</text:span> ändert sich durch Umwandlung in mechanische Teilchenenergie (Joule'sche Wärme) und durch einen Energiestrom (<text:span text:style-name="T2">Strahlung</text:span>) durch die Oberfläche <text:span text:style-name="T2">S</text:span>(<text:span text:style-name="T2">V</text:span>)</text:p>
          </draw:text-box>
        </draw:frame>
        <draw:frame draw:style-name="gr1" draw:text-style-name="P2" draw:layer="layout" svg:width="12.434cm" svg:height="2.302cm" svg:x="7.782cm" svg:y="8.248cm">
          <text:p/>
          <draw:object xlink:href="../Energiesatz%20der%20Elektrodynamik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Feldimpul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n Impuls, der gemäß dem zweiten Newton'schen Axiom auf das Feld durch die Lorentz-Kraft des durch das Feld bewegten Systems geladener Teilchen ausgeübt wird.</text:p>
          </draw:text-box>
        </draw:frame>
        <draw:frame draw:style-name="gr1" draw:text-style-name="P2" draw:layer="layout" svg:width="7.819cm" svg:height="1.888cm" svg:x="10.09cm" svg:y="7.355cm">
          <text:p/>
          <draw:object xlink:href="../Impuls%20des%20elektromagnetischen%20Feldes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Impulssatz der Elektrodynamik?</text:p>
          </draw:text-box>
        </draw:frame>
        <draw:frame presentation:style-name="pr2" draw:layer="layout" svg:width="25.199cm" svg:height="12.579cm" svg:x="1.4cm" svg:y="4.715cm" presentation:class="subtitle" presentation:user-transformed="true">
          <draw:text-box>
            <text:p/>
            <text:p/>
            <text:p/>
            <text:p/>
            <text:p/>
            <text:p>Mit d<text:span text:style-name="T7">f</text:span> = d<text:span text:style-name="T2">f</text:span> <text:span text:style-name="T7">n</text:span> ;<text:tab/><text:span text:style-name="T7">n</text:span> = (<text:span text:style-name="T2">n</text:span><text:span text:style-name="T4">1</text:span>, <text:span text:style-name="T2">n</text:span><text:span text:style-name="T4">1</text:span>, <text:span text:style-name="T2">n</text:span><text:span text:style-name="T4">3</text:span>)</text:p>
            <text:p/>
            <text:p>Der Ausdruck</text:p>
            <text:p/>
            <text:p/>
            <text:p>ist offensichtlich die <text:span text:style-name="T2">i</text:span>-te Komponente des Impulsflusses (also der Kraft!) durch die Einheitsfläche <text:span text:style-name="T7">f</text:span> auf <text:span text:style-name="T2">S</text:span>(<text:span text:style-name="T2">V</text:span>)</text:p>
          </draw:text-box>
        </draw:frame>
        <draw:frame draw:style-name="gr1" draw:text-style-name="P2" draw:layer="layout" svg:width="13.02cm" svg:height="2.447cm" svg:x="7.489cm" svg:y="7.276cm">
          <text:p/>
          <draw:object xlink:href="../Impulssatz%20der%20Elektrodynamik.odf" xlink:type="simple" xlink:show="embed" xlink:actuate="onLoad"/>
          <draw:image xlink:href="./ObjectReplacements/Object 28" xlink:type="simple" xlink:show="embed" xlink:actuate="onLoad"/>
        </draw:frame>
        <draw:frame draw:style-name="gr1" draw:text-style-name="P2" draw:layer="layout" svg:width="2.941cm" svg:height="2.392cm" svg:x="12.529cm" svg:y="12.949cm">
          <text:p/>
          <draw:object xlink:href="../i-te%20Komponente%20des%20Impulsflusses%20durch%20f%20auf%20S(V)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efinieren und interpretieren Sie den Maxwell’schen Spannungstensor.</text:p>
          </draw:text-box>
        </draw:frame>
        <draw:frame presentation:style-name="pr5" draw:layer="layout" svg:width="25.199cm" svg:height="17.744cm" svg:x="1.4cm" svg:y="2.138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>Man kann die <text:span text:style-name="T2">i</text:span>-te Zeile des Tensors <text:s text:c="3"/>als einen Vektor <text:span text:style-name="T2">T</text:span><text:span text:style-name="T5">i</text:span> auffassen, so dass gilt:</text:p>
            <text:p/>
            <text:p/>
            <text:p/>
            <text:p/>
            <text:p/>
            <text:p>Er setzt sich aus (<text:span text:style-name="T7">E</text:span> div <text:span text:style-name="T7">D</text:span> − <text:span text:style-name="T7">D</text:span> × rot <text:span text:style-name="T7">E</text:span>) + (<text:span text:style-name="T7">H</text:span> div <text:span text:style-name="T7">B</text:span> − <text:span text:style-name="T7">B</text:span> × rot <text:span text:style-name="T7">H</text:span><text:span text:style-name="T33">) zusammen.</text:span></text:p>
          </draw:text-box>
        </draw:frame>
        <draw:frame draw:style-name="gr1" draw:text-style-name="P2" draw:layer="layout" svg:width="18.7cm" svg:height="4.573cm" svg:x="4.649cm" svg:y="5.913cm">
          <text:p/>
          <draw:object xlink:href="../Maxwell'scher%20Spannungstensor.odf" xlink:type="simple" xlink:show="embed" xlink:actuate="onLoad"/>
          <draw:image xlink:href="./ObjectReplacements/Object 30" xlink:type="simple" xlink:show="embed" xlink:actuate="onLoad"/>
        </draw:frame>
        <draw:frame draw:style-name="gr1" draw:text-style-name="P2" draw:layer="layout" svg:width="0.733cm" svg:height="1.033cm" svg:x="14.195cm" svg:y="11.437cm">
          <text:p/>
          <draw:object xlink:href="../Maxwell'scher%20Spannungstensor%20(nur%20das%20Symbol).odf" xlink:type="simple" xlink:show="embed" xlink:actuate="onLoad"/>
          <draw:image xlink:href="./ObjectReplacements/Object 31" xlink:type="simple" xlink:show="embed" xlink:actuate="onLoad"/>
        </draw:frame>
        <draw:frame draw:style-name="gr1" draw:text-style-name="P2" draw:layer="layout" svg:width="8.672cm" svg:height="4.261cm" svg:x="9.663cm" svg:y="14.169cm">
          <text:p/>
          <draw:object xlink:href="../Hilfssatz%20zum%20Maxwell'schen%20Spannungstensor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quasistationärer Näher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werden relativ langsam veränderliche Felder angenommen: diese lassen sich mit genäherten Maxwell-Gleichungen behandeln.</text:p>
            <text:p/>
            <text:p>Die Näherung besteht in der</text:p>
            <text:p>Vernachlässigung des Verschiebungsstroms<text:tab/><text:tab/></text:p>
          </draw:text-box>
        </draw:frame>
        <draw:frame draw:style-name="gr1" draw:text-style-name="P2" draw:layer="layout" svg:width="0.813cm" svg:height="1.033cm" svg:x="20.747cm" svg:y="12.575cm">
          <text:p/>
          <draw:object xlink:href="../Verschiebungsstrom%20(nur%20das%20Symbol)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Maxwell-Gleichungen in quasistationärer Näher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8.441cm" svg:height="2.108cm" svg:x="9.779cm" svg:y="9.445cm">
          <text:p/>
          <draw:object xlink:href="../Maxwell-Gleichungen%20in%20der%20quasistationären%20Näherung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<text:span text:style-name="T2">Induktionsspannung</text:span>.</text:p>
          </draw:text-box>
        </draw:frame>
        <draw:frame presentation:style-name="pr2" draw:layer="layout" svg:width="25.199cm" svg:height="12.18cm" svg:x="1.4cm" svg:y="4.914cm" presentation:class="subtitle">
          <draw:text-box>
            <text:p>Nach dem Induktionsgesetz entspricht die zeitliche Änderung des magnetischen Flusses <text:span text:style-name="T2">Φ</text:span> durch die Fläche <text:span text:style-name="T2">F</text:span><text:span text:style-name="T5">C</text:span> </text:p>
            <text:p/>
            <text:p/>
            <text:p/>
            <text:p>einer <text:span text:style-name="T2">elektromotorischen Kraft</text:span> EMK längs des Randes <text:span text:style-name="T2">C</text:span>, die man auch als <text:span text:style-name="T10">Induktionsspannung</text:span> bezeichnet:</text:p>
          </draw:text-box>
        </draw:frame>
        <draw:frame draw:style-name="gr1" draw:text-style-name="P2" draw:layer="layout" svg:width="5.08cm" svg:height="1.974cm" svg:x="11.459cm" svg:y="10.112cm">
          <text:p/>
          <draw:object xlink:href="../Magnetischer%20Fluss%20(kurz).odf" xlink:type="simple" xlink:show="embed" xlink:actuate="onLoad"/>
          <draw:image xlink:href="./ObjectReplacements/Object 35" xlink:type="simple" xlink:show="embed" xlink:actuate="onLoad"/>
        </draw:frame>
        <draw:frame draw:style-name="gr1" draw:text-style-name="P2" draw:layer="layout" svg:width="5.389cm" svg:height="1.888cm" svg:x="11.305cm" svg:y="15.555cm">
          <text:p/>
          <draw:object xlink:href="../Induktionsspannung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ie Lenz’sche Regel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s induzierte elektrische Feld ist so gerichtet, dass die Ursache seiner Entstehung abgeschwächt wird.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e Selbst- und Gegeninduktivität.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von der Geometrie eines Leiterkreises und der Permeabilität des Zwischenmediums abhängige Induktionskoeffizient</text:p>
            <text:p/>
            <text:p/>
            <text:p/>
            <text:p>heißt für <text:span text:style-name="T2">L</text:span><text:span text:style-name="T5">jj</text:span>: Selbstinduktivität und für <text:span text:style-name="T2">L</text:span><text:span text:style-name="T5">jm</text:span>: <text:span text:style-name="T2">j</text:span><text:span text:style-name="T26">≠</text:span><text:span text:style-name="T2">m</text:span> Gegeninduktivität</text:p>
          </draw:text-box>
        </draw:frame>
        <draw:frame draw:style-name="gr1" draw:text-style-name="P2" draw:layer="layout" svg:width="11.028cm" svg:height="2.388cm" svg:x="8.485cm" svg:y="10.305cm">
          <text:p/>
          <draw:object xlink:href="../Induktionskoeffizient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bei der Berechnung der Selbstinduktivität zu beacht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s Konzept des Stromfadens kann nicht angewendet werden, da die Annahme der Abstand zwischen den Leitern sei groß gegenüber dem Leiterquerschnitt nicht erfüllt werden kann.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Selbstinduktivität einer langen Spul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4.958cm" svg:height="2.294cm" svg:x="11.52cm" svg:y="9.352cm">
          <text:p/>
          <draw:object xlink:href="../Selbstinduktion%20der%20Spule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3" draw:layer="layout" svg:width="25.199cm" svg:height="3.506cm" svg:x="1.4cm" svg:y="0.836cm" presentation:class="title" presentation:user-transformed="true">
          <draw:text-box>
            <text:p><text:span text:style-name="T6">Drücken Sie die magnetische Feldenergie eines Systems stromdurchflossener Leiter durch die Induktionskoeffizienten aus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7.901cm" svg:height="2.302cm" svg:x="10.049cm" svg:y="9.348cm">
          <text:p/>
          <draw:object xlink:href="../Magnetische%20Feldenergie%20mit%20Induktionskoeffizienten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iv(<text:span text:style-name="T7">A</text:span> × <text:span text:style-name="T7">H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v(<text:span text:style-name="T7">A</text:span> × <text:span text:style-name="T7">H</text:span>) = <text:span text:style-name="T7">H</text:span> · rot <text:span text:style-name="T7">A</text:span> − <text:span text:style-name="T7">A</text:span> · rot <text:span text:style-name="T7">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11">Was gilt für die magnetische Feldenergie im Spezialfall eines einzelnen Leiterkreise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4.218cm" svg:height="2.192cm" svg:x="11.89cm" svg:y="9.403cm">
          <text:p/>
          <draw:object xlink:href="../Magnetische%20Feldenergie%20mit%20Induktionskoeffizienten%20für%20einzelnen%20Leiterkreis%20(Selbstinduktion)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text-style-name="P9" draw:layer="layout" svg:width="25.199cm" svg:height="3.506cm" svg:x="1.4cm" svg:y="0.836cm" presentation:class="title" presentation:user-transformed="true">
          <draw:text-box>
            <text:p><text:span text:style-name="T37">Welcher Differenzialgleichung genügt der elektrische Strom </text:span><text:span text:style-name="T38">I</text:span><text:span text:style-name="T37"> in einem Leiterkreis aus Spule, Kondensator und Ohm’schem Widerstand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gekoppeltes System von linearen, inhomogenen Differenzialgleichungen erster Ordnung. Man kann beide zu <text:span text:style-name="T10">einer</text:span><text:span text:style-name="T31"> </text:span>Differenzialgleichung <text:span text:style-name="T10">zweiter</text:span> Ordnung zusammenfassen.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n die Begriffe Impedanz, Wirkwiderstand, Blindwiderstan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Impedanz ist der Betrag des komplexen Widerstands <text:span text:style-name="T2">Z</text:span>;</text:p>
            <text:p>der Wirkwiderstand der Realteil, der Blindwiderstand der Imaginärteil.</text:p>
            <text:p/>
            <text:p>Die Impedanz ist somit aus Wirk- und Blindwiderstand zusammengesetzt.</text:p>
          </draw:text-box>
        </draw:frame>
        <draw:frame draw:style-name="gr1" draw:text-style-name="P2" draw:layer="layout" svg:width="11.352cm" svg:height="4.937cm" svg:x="8.323cm" svg:y="13.531cm">
          <text:p/>
          <draw:object xlink:href="../Impedanz.odf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hasenverschiebung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r die Phasenverschiebung <text:span text:style-name="T18">φ</text:span> gilt:</text:p>
          </draw:text-box>
        </draw:frame>
        <draw:frame draw:style-name="gr1" draw:text-style-name="P2" draw:layer="layout" svg:width="5.047cm" svg:height="2.192cm" svg:x="11.476cm" svg:y="12.403cm">
          <text:p/>
          <draw:object xlink:href="../Phasenverschiebung.odf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n Effektivwerten von Strom und Spann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mit sind die Wurzeln aus den zeitgemittelten Quadraten von <text:span text:style-name="T2">U</text:span> und <text:span text:style-name="T2">I</text:span> gemeint, beispielsweise:</text:p>
            <text:p/>
            <text:p/>
            <text:p/>
            <text:p/>
          </draw:text-box>
        </draw:frame>
        <draw:frame draw:style-name="gr1" draw:text-style-name="P2" draw:layer="layout" svg:width="14.458cm" svg:height="4.883cm" svg:x="6.77cm" svg:y="10.058cm">
          <text:p/>
          <draw:object xlink:href="../Effektivwert%20von%20Strom%20und%20Spannung%20(Beispiel).odf" xlink:type="simple" xlink:show="embed" xlink:actuate="onLoad"/>
          <draw:image xlink:href="./ObjectReplacements/Object 43" xlink:type="simple" xlink:show="embed" xlink:actuate="onLoad"/>
        </draw:frame>
        <draw:frame draw:style-name="gr1" draw:text-style-name="P2" draw:layer="layout" svg:width="7.67cm" svg:height="2.407cm" svg:x="10.164cm" svg:y="15.296cm">
          <text:p/>
          <draw:object xlink:href="../Effektivwert%20von%20Strom%20und%20Spannung%20(Beispiel)%20ausgerechnet.odf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text-style-name="P6" draw:layer="layout" svg:width="25.199cm" svg:height="3.506cm" svg:x="1.4cm" svg:y="0.835cm" presentation:class="title" presentation:user-transformed="true">
          <draw:text-box>
            <text:p><text:span text:style-name="T34">Geben Sie die Phasenverschiebungen zwischen Strom und Spannung in einem Wechselstromkreis mit Ohm’schem Widerstand an.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<text:span text:style-name="T2">Z</text:span> ist rein reell, somit ist die Phasenverschiebung zwischen Strom und Spannung Null:</text:p>
            <text:p><text:span text:style-name="T18">φ</text:span><text:span text:style-name="T39"> = 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text-style-name="P6" draw:layer="layout" svg:width="25.199cm" svg:height="3.506cm" svg:x="1.4cm" svg:y="0.835cm" presentation:class="title" presentation:user-transformed="true">
          <draw:text-box>
            <text:p><text:span text:style-name="T34">Geben Sie die Phasenverschiebungen zwischen Strom und Spannung in einem Wechselstromkreis mit Induktivität an.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<text:span text:style-name="T2">Z</text:span> ist rein imaginär, der Strom läuft um <text:span text:style-name="T26">π</text:span>/2 der Spannung hinterher:</text:p>
            <text:p><text:span text:style-name="T18">φ</text:span><text:span text:style-name="T39"> = π/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text-style-name="P6" draw:layer="layout" svg:width="25.199cm" svg:height="3.506cm" svg:x="1.4cm" svg:y="0.835cm" presentation:class="title" presentation:user-transformed="true">
          <draw:text-box>
            <text:p><text:span text:style-name="T34">Geben Sie die Phasenverschiebungen zwischen Strom und Spannung in einem Wechselstromkreis mit Kapazität an.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<text:span text:style-name="T2">Z</text:span> ist rein imaginär, der Strom läuft um <text:span text:style-name="T26">π</text:span>/2 der Spannung voraus:</text:p>
            <text:p><text:span text:style-name="T18">φ</text:span><text:span text:style-name="T39"> = -π/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3" draw:layer="layout" svg:width="25.199cm" svg:height="3.506cm" svg:x="1.4cm" svg:y="0.839cm" presentation:class="title" presentation:user-transformed="true">
          <draw:text-box>
            <text:p><text:span text:style-name="T6">Geben Sie die zeitgemittelte Leistung in einem Wechselstromkreis mit Ohm’schem Widerstand, Kapazität oder Induktivität an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den Ohm'schen Widerstand ist die zeitgemittelte Leistungsaufnahme maximal:</text:p>
            <text:p/>
            <text:p/>
            <text:p>Bei Kapazität und Induktivität ist die zeitgemittelte Leistung wegen cos <text:span text:style-name="T26">π</text:span>/2 = 0 Null</text:p>
          </draw:text-box>
        </draw:frame>
        <draw:frame draw:style-name="gr1" draw:text-style-name="P2" draw:layer="layout" svg:width="8.362cm" svg:height="2.192cm" svg:x="9.818cm" svg:y="9.803cm">
          <text:p/>
          <draw:object xlink:href="../Zeitgemittelte%20Leistung%20beim%20ohm'schen%20Widerstand.odf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ämpfung und Eigenfrequenz des elektrischen Schwingkreis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9.522cm" svg:height="5.501cm" svg:x="9.238cm" svg:y="7.749cm">
          <text:p/>
          <draw:object xlink:href="../Dämpfung%20und%20Eigenfrequenz%20des%20elektrischen%20Schwingkreises.odf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text-style-name="P3" draw:layer="layout" svg:width="25.199cm" svg:height="3.506cm" svg:x="1.4cm" svg:y="0.838cm" presentation:class="title" presentation:user-transformed="true">
          <draw:text-box>
            <text:p><text:span text:style-name="T6">Diskutieren Sie den zeitlichen Verlauf von Strom und Spannung für den Schwingfall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25cm" svg:height="5.37cm" svg:x="1.478cm" svg:y="8.49cm">
          <text:p/>
          <draw:object xlink:href="../Schwingkreis%20Schwingfall%202.odf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3" draw:layer="layout" svg:width="25.199cm" svg:height="3.506cm" svg:x="1.4cm" svg:y="0.838cm" presentation:class="title" presentation:user-transformed="true">
          <draw:text-box>
            <text:p><text:span text:style-name="T6">Diskutieren Sie den zeitlichen Verlauf von Strom und Spannung für den aperiodischen Grenzfall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8.319cm" svg:height="3.657cm" svg:x="4.84cm" svg:y="8.671cm">
          <text:p/>
          <draw:object xlink:href="../Schwingkreis%20aperiodischer%20Grenzfall%202.odf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text-style-name="P3" draw:layer="layout" svg:width="25.199cm" svg:height="3.506cm" svg:x="1.4cm" svg:y="0.838cm" presentation:class="title" presentation:user-transformed="true">
          <draw:text-box>
            <text:p><text:span text:style-name="T6">Diskutieren Sie den zeitlichen Verlauf von Strom und Spannung für den Kriechfall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/>
            <text:p/>
            <text:p/>
            <text:p/>
            <text:p>Die Spannung fällt hier langsamer als im aperiodischen Grenzfall ab!</text:p>
          </draw:text-box>
        </draw:frame>
        <draw:frame draw:style-name="gr1" draw:text-style-name="P2" draw:layer="layout" svg:width="20.731cm" svg:height="6cm" svg:x="3.634cm" svg:y="7.499cm">
          <text:p/>
          <draw:object xlink:href="../Schwingkreis%20Kriechfall.odf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echanische Analogon zum elektrischen Schwingkreis kennen Sie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n freien, gedämpften, linearen harmonischen Oszillator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ie hängt die Stromamplitude </text:span><text:span text:style-name="T35">I</text:span><text:span text:style-name="T40">0</text:span><text:span text:style-name="T34"> im Serienresonanzkreis von der Frequenz </text:span><text:span text:style-name="T35">ω</text:span><text:span text:style-name="T34"> der angelegten Spannung ab? Wann spricht man von Resonanz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<text:span text:style-name="T19">Die Stromamplitude </text:span><text:span text:style-name="T27">I</text:span><text:span text:style-name="T41">0</text:span><text:span text:style-name="T19"> wird eine Funktion der Frequenz der angelegten Spannung: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>Die Resonanzfrequenz entspricht der Eigenfrequenz. Bei ihr wird die Stromamplitude maximal:</text:span></text:p>
          </draw:text-box>
        </draw:frame>
        <draw:frame draw:style-name="gr1" draw:text-style-name="P2" draw:layer="layout" svg:width="13.925cm" svg:height="7.408cm" svg:x="7.037cm" svg:y="7.387cm">
          <text:p/>
          <draw:object xlink:href="../Abhängigkeit%20der%20Stromamplitude%20von%20der%20Erregerfrequenz%20der%20angelegten%20Spannung.odf" xlink:type="simple" xlink:show="embed" xlink:actuate="onLoad"/>
          <draw:image xlink:href="./ObjectReplacements/Object 50" xlink:type="simple" xlink:show="embed" xlink:actuate="onLoad"/>
        </draw:frame>
        <draw:frame draw:style-name="gr1" draw:text-style-name="P2" draw:layer="layout" svg:width="6.121cm" svg:height="4.641cm" svg:x="10.939cm" svg:y="16.425cm">
          <text:p/>
          <draw:object xlink:href="../Resonanzfrequenz.odf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ie hängt die Stromamplitude </text:span><text:span text:style-name="T35">I</text:span><text:span text:style-name="T40">0</text:span><text:span text:style-name="T34"> im Serienresonanzkreis von der Frequenz </text:span><text:span text:style-name="T35">ω</text:span><text:span text:style-name="T34"> der angelegten Spannung ab? Wann spricht man von Resonanz?</text:span></text:p>
          </draw:text-box>
        </draw:frame>
        <draw:frame presentation:style-name="pr2" draw:layer="layout" svg:width="25.199cm" svg:height="14.645cm" svg:x="1.4cm" svg:y="5.683cm" presentation:class="subtitle" presentation:user-transformed="true">
          <draw:text-box>
            <text:p><text:span text:style-name="T19">Die Stromamplitude </text:span><text:span text:style-name="T27">I</text:span><text:span text:style-name="T41">0</text:span><text:span text:style-name="T19"> wird eine Funktion der Frequenz der angelegten Spannung:</text:span></text:p>
            <text:p><text:span text:style-name="T19"/></text:p>
            <text:p><text:span text:style-name="T19"/></text:p>
            <text:p><text:span text:style-name="T19"/></text:p>
            <text:p><text:span text:style-name="T19">Die Resonanzfrequenz entspricht der Eigenfrequenz. Bei ihr wird die Stromamplitude maximal. Strom und Spannung oszillieren beide mit derselben Frequenz <text:s text:c="3"/>, sind aber gegeneinander um den Winkel </text:span><text:span text:style-name="T18">φ</text:span><text:span text:style-name="T26"> phasenverschoben.</text:span></text:p>
            <text:p><text:span text:style-name="T26"/></text:p>
            <text:p><text:span text:style-name="T26"/></text:p>
            <text:p><text:span text:style-name="T26"/></text:p>
            <text:p><text:span text:style-name="T26">Unter Resonanz versteht man streng genommen die Tatsache, dass es eine Frequenz mit maximaler Leistungsaufnahme gibt.</text:span></text:p>
          </draw:text-box>
        </draw:frame>
        <draw:frame draw:style-name="gr1" draw:text-style-name="P2" draw:layer="layout" svg:width="6.121cm" svg:height="4.641cm" svg:x="3.739cm" svg:y="13.725cm">
          <text:p/>
          <draw:object xlink:href="../Resonanzfrequenz.odf" xlink:type="simple" xlink:show="embed" xlink:actuate="onLoad"/>
          <draw:image xlink:href="./ObjectReplacements/Object 52" xlink:type="simple" xlink:show="embed" xlink:actuate="onLoad"/>
        </draw:frame>
        <draw:frame draw:style-name="gr1" draw:text-style-name="P2" draw:layer="layout" svg:width="10.894cm" svg:height="2.517cm" svg:x="8.552cm" svg:y="8.141cm">
          <text:p/>
          <draw:object xlink:href="../Abhängigkeit%20der%20Stromamplitude%20von%20der%20Erregerfrequenz%20der%20angelegten%20Spannung%20kurz.odf" xlink:type="simple" xlink:show="embed" xlink:actuate="onLoad"/>
          <draw:image xlink:href="./ObjectReplacements/Object 53" xlink:type="simple" xlink:show="embed" xlink:actuate="onLoad"/>
        </draw:frame>
        <draw:frame draw:style-name="gr1" draw:text-style-name="P2" draw:layer="layout" svg:width="10.699cm" svg:height="2.192cm" svg:x="14.65cm" svg:y="15.403cm">
          <text:p/>
          <draw:object xlink:href="../Phasenverschiebung%20zwischen%20I%20und%20U%20bei%20Resonanz.odf" xlink:type="simple" xlink:show="embed" xlink:actuate="onLoad"/>
          <draw:image xlink:href="./ObjectReplacements/Object 54" xlink:type="simple" xlink:show="embed" xlink:actuate="onLoad"/>
        </draw:frame>
        <draw:frame draw:style-name="gr1" draw:text-style-name="P2" draw:layer="layout" svg:width="0.885cm" svg:height="0.584cm" svg:x="9.465cm" svg:y="13.407cm">
          <text:p/>
          <draw:object xlink:href="../bar%20omega.odf" xlink:type="simple" xlink:show="embed" xlink:actuate="onLoad"/>
          <draw:image xlink:href="./ObjectReplacements/Object 5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gilt für die gemittelte Leistungsaufnahme des Resonanzkreises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Sie ist frequenzabhängig und wird für die Resonanzfrequenz maximal</text:p>
          </draw:text-box>
        </draw:frame>
        <draw:frame draw:style-name="gr1" draw:text-style-name="P2" draw:layer="layout" svg:width="9.286cm" svg:height="2.429cm" svg:x="9.356cm" svg:y="12.285cm">
          <text:p/>
          <draw:object xlink:href="../Gemittelte%20Leistungsaufnahme%20bei%20Resonanz.odf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baut sich der Strom in einem <text:span text:style-name="T2">RL</text:span>-Kreis nach Einschalten einer Gleichspannung auf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r befolgt die Differenzialgleichung</text:p>
            <text:p/>
            <text:p/>
            <text:p>und nähert sich der speziellen Lösung</text:p>
            <text:p/>
            <text:p/>
            <text:p><text:s/>der inhomogenen Differenzialgleichung exponentiell an. Zusammen mit der allgemeinen Lösung der homogenen Gleichung erhält man die allgemeine Lösung der inhomogenen Gleichung:</text:p>
          </draw:text-box>
        </draw:frame>
        <draw:frame draw:style-name="gr1" draw:text-style-name="P2" draw:layer="layout" svg:width="12.146cm" svg:height="1.168cm" svg:x="7.926cm" svg:y="7.915cm">
          <text:p/>
          <draw:object xlink:href="../Einschaltvorgang.odf" xlink:type="simple" xlink:show="embed" xlink:actuate="onLoad"/>
          <draw:image xlink:href="./ObjectReplacements/Object 57" xlink:type="simple" xlink:show="embed" xlink:actuate="onLoad"/>
        </draw:frame>
        <draw:frame draw:style-name="gr1" draw:text-style-name="P2" draw:layer="layout" svg:width="2.557cm" svg:height="2.192cm" svg:x="12.721cm" svg:y="10.503cm">
          <text:p/>
          <draw:object xlink:href="../Lösung%20der%20inhom.%20Differenzialgleichung%20beim%20Einschaltvorgang.odf" xlink:type="simple" xlink:show="embed" xlink:actuate="onLoad"/>
          <draw:image xlink:href="./ObjectReplacements/Object 58" xlink:type="simple" xlink:show="embed" xlink:actuate="onLoad"/>
        </draw:frame>
        <draw:frame draw:style-name="gr1" draw:text-style-name="P2" draw:layer="layout" svg:width="14.424cm" svg:height="4.426cm" svg:x="6.787cm" svg:y="15.686cm">
          <text:p/>
          <draw:object xlink:href="../allgemeine%20Lösung%20der%20inhom.%20Gleichung%20beim%20Einschaltvorgang.odf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ält sich der Strom in einem <text:span text:style-name="T2">RL</text:span>-Kreis nach dem Ausschal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Randbedingung gilt dass vor dem Ausschalten der Strom wie folgt lautet:</text:p>
            <text:p/>
            <text:p/>
            <text:p>Die dazugehörige homogene Differenzialgleichung lautet</text:p>
            <text:p/>
            <text:p/>
            <text:p>und hat die Lösung</text:p>
          </draw:text-box>
        </draw:frame>
        <draw:frame draw:style-name="gr1" draw:text-style-name="P2" draw:layer="layout" svg:width="7.317cm" svg:height="2.192cm" svg:x="10.341cm" svg:y="8.903cm">
          <text:p/>
          <draw:object xlink:href="../Randbedingung%20für%20den%20Ausschaltvorgang.odf" xlink:type="simple" xlink:show="embed" xlink:actuate="onLoad"/>
          <draw:image xlink:href="./ObjectReplacements/Object 60" xlink:type="simple" xlink:show="embed" xlink:actuate="onLoad"/>
        </draw:frame>
        <draw:frame draw:style-name="gr1" draw:text-style-name="P2" draw:layer="layout" svg:width="6.112cm" svg:height="2.192cm" svg:x="10.943cm" svg:y="12.103cm">
          <text:p/>
          <draw:object xlink:href="../homogene%20Differenzialgleichung%20des%20Ausschaltvorgangs.odf" xlink:type="simple" xlink:show="embed" xlink:actuate="onLoad"/>
          <draw:image xlink:href="./ObjectReplacements/Object 61" xlink:type="simple" xlink:show="embed" xlink:actuate="onLoad"/>
        </draw:frame>
        <draw:frame draw:style-name="gr1" draw:text-style-name="P2" draw:layer="layout" svg:width="10.055cm" svg:height="2.192cm" svg:x="8.972cm" svg:y="15.403cm">
          <text:p/>
          <draw:object xlink:href="../allgemeine%20Lösung%20der%20inhom.%20Gleichung%20beim%20Ausschaltvorgang.odf" xlink:type="simple" xlink:show="embed" xlink:actuate="onLoad"/>
          <draw:image xlink:href="./ObjectReplacements/Object 6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>
            <draw:text-box>
              <text:p>Achtung! Möglicherweise heißt es korrekt "Die dazugehörige inhomogene Differenzialgleichung lautet"</text:p>
            </draw:text-box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beim Verhalten des Stroms in einem <text:span text:style-name="T2">RL</text:span>-Kreis unter der Zeitkonstant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Einschalt- bzw. Ausschaltvorgang ist durch die Zeitkonstante</text:p>
            <text:p><text:span text:style-name="T18"/></text:p>
            <text:p><text:span text:style-name="T18">τ</text:span><text:span text:style-name="T26"> = </text:span><text:span text:style-name="T18">L</text:span><text:span text:style-name="T26"> / </text:span><text:span text:style-name="T18">R</text:span></text:p>
            <text:p><text:span text:style-name="T39"/></text:p>
            <text:p><text:span text:style-name="T26">charakterisiert. Sie beschreibt die Verzögerung beim Anstieg des Stroms zur vollen Stromstärke beim Anschalten bzw. umgekehrt beim Ausschalten.</text:span></text:p>
            <text:p><text:span text:style-name="T26">Diese ist umso langwieriger je größer </text:span><text:span text:style-name="T18">L</text:span><text:span text:style-name="T26"> bzw. je kleiner </text:span><text:span text:style-name="T18">R</text:span><text:span text:style-name="T26"> is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ist der Brechungsindex des durch <text:span text:style-name="T42">ε</text:span><text:span text:style-name="T43">r</text:span><text:span text:style-name="T44"> und</text:span><text:span text:style-name="T45"> </text:span><text:span text:style-name="T42">μ</text:span><text:span text:style-name="T43">r</text:span><text:span text:style-name="T44"> gekennzeichneten Mediums definiert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3.773cm" svg:height="1.168cm" svg:x="12.113cm" svg:y="9.915cm">
          <text:p/>
          <draw:object xlink:href="../Brechungsindex.odf" xlink:type="simple" xlink:show="embed" xlink:actuate="onLoad"/>
          <draw:image xlink:href="./ObjectReplacements/Object 6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<text:span text:style-name="T2">d'Alambert-Operator</text:span>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mit</text:p>
          </draw:text-box>
        </draw:frame>
        <draw:frame draw:style-name="gr1" draw:text-style-name="P2" draw:layer="layout" svg:width="6.031cm" svg:height="2.294cm" svg:x="10.984cm" svg:y="7.752cm">
          <text:p/>
          <draw:object xlink:href="../d'Alambert-Operator%20mit%20u.odf" xlink:type="simple" xlink:show="embed" xlink:actuate="onLoad"/>
          <draw:image xlink:href="./ObjectReplacements/Object 64" xlink:type="simple" xlink:show="embed" xlink:actuate="onLoad"/>
        </draw:frame>
        <draw:frame draw:style-name="gr1" draw:text-style-name="P2" draw:layer="layout" svg:width="7.209cm" svg:height="2.192cm" svg:x="10.395cm" svg:y="11.803cm">
          <text:p/>
          <draw:object xlink:href="../u.odf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Unter welchen Bedingungen erfüllen die Komponenten von </text:span><text:span text:style-name="T12">E</text:span><text:span text:style-name="T1"> und </text:span><text:span text:style-name="T12">B</text:span><text:span text:style-name="T1"> die homogene Wellengleichung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8">ρ</text:span><text:span text:style-name="T46">f</text:span><text:span text:style-name="T26"> ≡ 0 , </text:span><text:span text:style-name="T18">j</text:span><text:span text:style-name="T46">f</text:span><text:span text:style-name="T26"> ≡ 0 , </text:span><text:span text:style-name="T18">σ</text:span><text:span text:style-name="T26"> = 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omogene Wellengleich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184cm" svg:height="1.033cm" svg:x="11.407cm" svg:y="9.983cm">
          <text:p/>
          <draw:object xlink:href="../homogene%20Wellengleichung.odf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Struktur hat die allgemeine Lösung der homogenen Wellengl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5.489cm" svg:height="3.453cm" svg:x="6.255cm" svg:y="8.773cm">
          <text:p/>
          <draw:object xlink:href="../Struktur%20der%20Lösung%20der%20homogenen%20Wellengleichung.odf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1">Was versteht man unter einer ebenen Welle?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Raum-zeitlich periodische Gebilde, bei welchen für feste Werte <text:span text:style-name="T2">t</text:span> die Punkte gleicher Phase eine Ebene bilden:</text:p>
          </draw:text-box>
        </draw:frame>
        <draw:frame draw:style-name="gr1" draw:text-style-name="P2" draw:layer="layout" svg:width="7.605cm" svg:height="2.582cm" svg:x="10.197cm" svg:y="13.208cm">
          <text:p/>
          <draw:object xlink:href="../Lösung%20der%20homogenen%20Wellengleichung%20durch%20ebene%20Wellen.odf" xlink:type="simple" xlink:show="embed" xlink:actuate="onLoad"/>
          <draw:image xlink:href="./ObjectReplacements/Object 6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text-style-name="P4" draw:layer="layout" svg:width="25.199cm" svg:height="3.506cm" svg:x="1.4cm" svg:y="0.836cm" presentation:class="title" presentation:user-transformed="true">
          <draw:text-box>
            <text:p><text:span text:style-name="T8">Für welche Abstandsvektoren</text:span><text:span text:style-name="T47"> wiederholen sich für eine feste Zeit</text:span><text:span text:style-name="T8"> die Flächen gleicher </text:span><text:span text:style-name="T25">f</text:span><text:span text:style-name="T48">±</text:span><text:span text:style-name="T47">-Werte</text:span><text:span text:style-name="T8"> periodisch im Raum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9.15cm" svg:height="1.168cm" svg:x="9.424cm" svg:y="9.915cm">
          <text:p/>
          <draw:object xlink:href="../Abstandsvektoren%20gleicher%20Werte%20der%20ebenen%20Wellen.odf" xlink:type="simple" xlink:show="embed" xlink:actuate="onLoad"/>
          <draw:image xlink:href="./ObjectReplacements/Object 6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11">Definieren Sie für die ebene Welle den Begriff Ausbreitungsvektor</text:span></text:p>
          </draw:text-box>
        </draw:frame>
        <draw:frame presentation:style-name="pr2" draw:text-style-name="P7" draw:layer="layout" svg:width="25.199cm" svg:height="12.18cm" svg:x="1.4cm" svg:y="4.914cm" presentation:class="subtitle" presentation:user-transformed="true">
          <draw:text-box>
            <text:p><text:span text:style-name="T49">Der </text:span><text:span text:style-name="T50">Ausbreitungsvektor</text:span><text:span text:style-name="T49"> (auch </text:span><text:span text:style-name="T50">Wellenvektor</text:span><text:span text:style-name="T49">) </text:span><text:span text:style-name="T51">k</text:span><text:span text:style-name="T49"> beschreibt die periodische Ausbreitung von Flächen gleicher </text:span><text:span text:style-name="T25">f</text:span><text:span text:style-name="T48">±</text:span><text:span text:style-name="T47">-Werte</text:span><text:span text:style-name="T49"> im Raum:</text:span></text:p>
          </draw:text-box>
        </draw:frame>
        <draw:frame draw:style-name="gr1" draw:text-style-name="P2" draw:layer="layout" svg:width="9.15cm" svg:height="1.168cm" svg:x="9.424cm" svg:y="12.915cm">
          <text:p/>
          <draw:object xlink:href="../Abstandsvektoren%20gleicher%20Werte%20der%20ebenen%20Wellen.odf" xlink:type="simple" xlink:show="embed" xlink:actuate="onLoad"/>
          <draw:image xlink:href="./ObjectReplacements/Object 7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11">Definieren Sie für die ebene Welle den Begriff Wellenlänge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bezeichnet den senkrechten Abstand zweier nächstbenachbarter Wellenfronten mit demselben <text:span text:style-name="T2">f</text:span><text:span text:style-name="T46">±</text:span><text:span text:style-name="T19">-Wert als </text:span><text:span text:style-name="T52">Wellenlänge</text:span><text:span text:style-name="T19">:</text:span></text:p>
          </draw:text-box>
        </draw:frame>
        <draw:frame draw:style-name="gr1" draw:text-style-name="P2" draw:layer="layout" svg:width="3.004cm" svg:height="2.192cm" svg:x="12.497cm" svg:y="12.903cm">
          <text:p/>
          <draw:object xlink:href="../Wellenlänge.odf" xlink:type="simple" xlink:show="embed" xlink:actuate="onLoad"/>
          <draw:image xlink:href="./ObjectReplacements/Object 7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11">Definieren Sie für die ebene Welle den Begriff Periode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<text:span text:style-name="T19">Hält man statt der Zeit den Ort fest, betrachtet man also von einem festen Raumpunkt </text:span><text:span text:style-name="T20">r</text:span><text:span text:style-name="T41">0</text:span><text:span text:style-name="T19"> aus, so ändert sich </text:span><text:span text:style-name="T18">ψ</text:span><text:span text:style-name="T39"> bzw. </text:span><text:span text:style-name="T18">f</text:span><text:span text:style-name="T53">±</text:span><text:span text:style-name="T39"> mit der Zeit </text:span><text:span text:style-name="T18">t</text:span><text:span text:style-name="T39"> und erreicht nach der </text:span><text:span text:style-name="T17">Periode</text:span><text:span text:style-name="T39"> </text:span><text:span text:style-name="T18">τ</text:span><text:span text:style-name="T39"> wieder den ursprünglichen Wert:</text:span></text:p>
          </draw:text-box>
        </draw:frame>
        <draw:frame draw:style-name="gr1" draw:text-style-name="P2" draw:layer="layout" svg:width="2.975cm" svg:height="1.633cm" svg:x="12.512cm" svg:y="13.283cm">
          <text:p/>
          <draw:object xlink:href="../Periode.odf" xlink:type="simple" xlink:show="embed" xlink:actuate="onLoad"/>
          <draw:image xlink:href="./ObjectReplacements/Object 7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11">Definieren Sie für die ebene Welle den Begriff Frequenz</text:span></text:p>
          </draw:text-box>
        </draw:frame>
        <draw:frame presentation:style-name="pr2" draw:text-style-name="P7" draw:layer="layout" svg:width="25.199cm" svg:height="12.18cm" svg:x="1.4cm" svg:y="4.914cm" presentation:class="subtitle" presentation:user-transformed="true">
          <draw:text-box>
            <text:p><text:span text:style-name="T49">Die </text:span><text:span text:style-name="T50">Frequenz</text:span><text:span text:style-name="T49"> </text:span><text:span text:style-name="T54">ν</text:span><text:span text:style-name="T49"> errechnet sich aus der Periode bzw. der Kreisfrequenz </text:span><text:span text:style-name="T54">ω</text:span><text:span text:style-name="T55">:</text:span></text:p>
          </draw:text-box>
        </draw:frame>
        <draw:frame draw:style-name="gr1" draw:text-style-name="P2" draw:layer="layout" svg:width="3.022cm" svg:height="1.642cm" svg:x="8.488cm" svg:y="12.678cm">
          <text:p/>
          <draw:object xlink:href="../Frequenz.odf" xlink:type="simple" xlink:show="embed" xlink:actuate="onLoad"/>
          <draw:image xlink:href="./ObjectReplacements/Object 73" xlink:type="simple" xlink:show="embed" xlink:actuate="onLoad"/>
        </draw:frame>
        <draw:frame draw:style-name="gr1" draw:text-style-name="P2" draw:layer="layout" svg:width="3.569cm" svg:height="1.033cm" svg:x="16.515cm" svg:y="13.183cm">
          <text:p/>
          <draw:object xlink:href="../Kreisfrequenz.odf" xlink:type="simple" xlink:show="embed" xlink:actuate="onLoad"/>
          <draw:image xlink:href="./ObjectReplacements/Object 7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11">Definieren Sie für die ebene Welle den Begriff Phasengeschwindigkeit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Für die Bewegung einer Ebene konstanter Phase <text:span text:style-name="T18">φ</text:span><text:span text:style-name="T53">-</text:span><text:span text:style-name="T56">(0)</text:span> gilt:</text:p>
            <text:p/>
            <text:p/>
            <text:p/>
            <text:p/>
            <text:p/>
            <text:p>Diese bewegt sich mit der <text:span text:style-name="T10">Phasengeschwindigkeit</text:span> <text:span text:style-name="T2">u</text:span>:</text:p>
          </draw:text-box>
        </draw:frame>
        <draw:frame draw:style-name="gr1" draw:text-style-name="P2" draw:layer="layout" svg:width="13.909cm" svg:height="4.714cm" svg:x="7.045cm" svg:y="8.742cm">
          <text:p/>
          <draw:object xlink:href="../Bedingung%20für%20die%20Bewegung%20einer%20Ebene%20konstanter%20Phase.odf" xlink:type="simple" xlink:show="embed" xlink:actuate="onLoad"/>
          <draw:image xlink:href="./ObjectReplacements/Object 75" xlink:type="simple" xlink:show="embed" xlink:actuate="onLoad"/>
        </draw:frame>
        <draw:frame draw:style-name="gr1" draw:text-style-name="P2" draw:layer="layout" svg:width="5.161cm" svg:height="2.327cm" svg:x="11.419cm" svg:y="15.336cm">
          <text:p/>
          <draw:object xlink:href="../Phasengeschwindigkeit.odf" xlink:type="simple" xlink:show="embed" xlink:actuate="onLoad"/>
          <draw:image xlink:href="./ObjectReplacements/Object 7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text-style-name="P9" draw:layer="layout" svg:width="25.199cm" svg:height="3.506cm" svg:x="1.4cm" svg:y="0.835cm" presentation:class="title" presentation:user-transformed="true">
          <draw:text-box>
            <text:p><text:span text:style-name="T37">Definieren Sie für die ebene Welle die Begriffe Phasengeschwindigkeit, Wellenlänge, Ausbreitungsvektor, Frequenz und Periode.</text:span></text:p>
          </draw:text-box>
        </draw:frame>
        <draw:frame presentation:style-name="pr2" draw:text-style-name="P10" draw:layer="layout" svg:width="25.199cm" svg:height="12.18cm" svg:x="1.4cm" svg:y="4.914cm" presentation:class="subtitle" presentation:user-transformed="true">
          <draw:text-box>
            <text:p text:style-name="P10"><text:tab/><text:tab/><text:tab/><text:tab/>Ausbreitungsvektor:</text:p>
            <text:p text:style-name="P10"/>
            <text:p text:style-name="P10"><text:tab/><text:tab/><text:tab/><text:tab/>Phasengeschwindigkeit:</text:p>
            <text:p text:style-name="P10"/>
            <text:p text:style-name="P10"><text:tab/><text:tab/><text:tab/><text:tab/>Wellenlänge:<text:line-break/><text:line-break/><text:tab/><text:tab/><text:tab/><text:tab/>Periode:</text:p>
            <text:p text:style-name="P10"/>
            <text:p text:style-name="P10"><text:tab/><text:tab/><text:tab/><text:tab/>Frequenz:</text:p>
          </draw:text-box>
        </draw:frame>
        <draw:frame draw:style-name="gr1" draw:text-style-name="P2" draw:layer="layout" svg:width="9.15cm" svg:height="1.168cm" svg:x="13.924cm" svg:y="6.315cm">
          <text:p/>
          <draw:object xlink:href="../Abstandsvektoren%20gleicher%20Werte%20der%20ebenen%20Wellen.odf" xlink:type="simple" xlink:show="embed" xlink:actuate="onLoad"/>
          <draw:image xlink:href="./ObjectReplacements/Object 77" xlink:type="simple" xlink:show="embed" xlink:actuate="onLoad"/>
        </draw:frame>
        <draw:frame draw:style-name="gr1" draw:text-style-name="P2" draw:layer="layout" svg:width="5.161cm" svg:height="2.327cm" svg:x="15.219cm" svg:y="7.736cm">
          <text:p/>
          <draw:object xlink:href="../Phasengeschwindigkeit.odf" xlink:type="simple" xlink:show="embed" xlink:actuate="onLoad"/>
          <draw:image xlink:href="./ObjectReplacements/Object 78" xlink:type="simple" xlink:show="embed" xlink:actuate="onLoad"/>
        </draw:frame>
        <draw:frame draw:style-name="gr1" draw:text-style-name="P2" draw:layer="layout" svg:width="3.004cm" svg:height="2.192cm" svg:x="11.597cm" svg:y="10.003cm">
          <text:p/>
          <draw:object xlink:href="../Wellenlänge.odf" xlink:type="simple" xlink:show="embed" xlink:actuate="onLoad"/>
          <draw:image xlink:href="./ObjectReplacements/Object 79" xlink:type="simple" xlink:show="embed" xlink:actuate="onLoad"/>
        </draw:frame>
        <draw:frame draw:style-name="gr1" draw:text-style-name="P2" draw:layer="layout" svg:width="2.975cm" svg:height="1.633cm" svg:x="10.012cm" svg:y="11.983cm">
          <text:p/>
          <draw:object xlink:href="../Periode.odf" xlink:type="simple" xlink:show="embed" xlink:actuate="onLoad"/>
          <draw:image xlink:href="./ObjectReplacements/Object 80" xlink:type="simple" xlink:show="embed" xlink:actuate="onLoad"/>
        </draw:frame>
        <draw:frame draw:style-name="gr1" draw:text-style-name="P2" draw:layer="layout" svg:width="3.022cm" svg:height="1.642cm" svg:x="10.388cm" svg:y="14.078cm">
          <text:p/>
          <draw:object xlink:href="../Frequenz.odf" xlink:type="simple" xlink:show="embed" xlink:actuate="onLoad"/>
          <draw:image xlink:href="./ObjectReplacements/Object 8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elche Beziehung besteht zwischen Phasengeschwindigkeit, Wellenlänge und Frequenz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8.851cm" svg:height="9.961cm" svg:x="9.574cm" svg:y="6.519cm">
          <text:p/>
          <draw:object xlink:href="../Zusammenhang%20zwischen%20Phasengeschwindigkeit,%20Wellenlänge%20und%20Frequenz.odf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e lautet die Lösung der homogenen Wellengleichung, die gleichzeitig die Maxwell-Gleichungen befriedig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finiert der Wellenvektor die <text:span text:style-name="T2">z</text:span>-Richtung, so lautet die Lösung:</text:p>
          </draw:text-box>
        </draw:frame>
        <draw:frame draw:style-name="gr1" draw:text-style-name="P2" draw:layer="layout" svg:width="10.876cm" svg:height="3.653cm" svg:x="8.561cm" svg:y="12.673cm">
          <text:p/>
          <draw:object xlink:href="../Lösung%20der%20Wellengleichung%20und%20der%20Maxwell-Gleichungen.odf" xlink:type="simple" xlink:show="embed" xlink:actuate="onLoad"/>
          <draw:image xlink:href="./ObjectReplacements/Object 8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Zusammenhang besteht zwischen <text:span text:style-name="T7">E</text:span>, <text:span text:style-name="T7">B</text:span> und <text:span text:style-name="T7">k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7">E</text:span>, <text:span text:style-name="T7">B</text:span> und <text:span text:style-name="T7">k</text:span> bilden ein orthonormales Rechtssystem, d.h. <text:span text:style-name="T7">E</text:span> und <text:span text:style-name="T7">B</text:span> stehen immer und überall senkrecht auf <text:span text:style-name="T7">k</text:span> und aufeinander.</text:p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ist die Beziehung der Koeffizienten <text:span text:style-name="T2">E</text:span><text:span text:style-name="T4">0</text:span><text:span text:style-name="T5">x</text:span><text:span text:style-name="T57"> </text:span>und <text:span text:style-name="T2">E</text:span><text:span text:style-name="T4">0</text:span><text:span text:style-name="T5">y</text:span> der ebenen Welle zum physikalischen Feld <text:span text:style-name="T7">E</text:span><text:span text:style-name="T33"> ?</text:span></text:p>
          </draw:text-box>
        </draw:frame>
        <draw:frame presentation:style-name="pr5" draw:layer="layout" svg:width="25.199cm" svg:height="13.976cm" svg:x="1.4cm" svg:y="4.017cm" presentation:class="subtitle" presentation:user-transformed="true">
          <draw:text-box>
            <text:p/>
            <text:p/>
            <text:p>Bei <text:span text:style-name="T2">E</text:span><text:span text:style-name="T4">0</text:span><text:span text:style-name="T5">x</text:span> und <text:span text:style-name="T2">E</text:span><text:span text:style-name="T4">0</text:span><text:span text:style-name="T5">y</text:span> handelt es sich im Allgemeinen um komplexe Größen:</text:p>
            <text:p/>
            <text:p/>
            <text:p><text:span text:style-name="T2">E</text:span><text:span text:style-name="T4">0</text:span><text:span text:style-name="T5">y</text:span> und <text:span text:style-name="T2">E</text:span><text:span text:style-name="T4">0</text:span><text:span text:style-name="T5">y</text:span> laufen nicht zwangsläufig mit gleicher Phase, sondern können sich um die <text:span text:style-name="T2">relative</text:span> Phase <text:span text:style-name="T18">δ</text:span><text:span text:style-name="T19"> unterscheiden.</text:span></text:p>
            <text:p><text:span text:style-name="T19"/></text:p>
            <text:p>Für das reelle, <text:span text:style-name="T2">physikalische</text:span><text:span text:style-name="T58"> Feld gilt also:</text:span></text:p>
            <text:p><text:span text:style-name="T58"/></text:p>
            <text:p><text:span text:style-name="T7">E</text:span><text:span text:style-name="T58"> = </text:span><text:span text:style-name="T2">E</text:span><text:span text:style-name="T5">x</text:span><text:span text:style-name="T59">e</text:span><text:span text:style-name="T5">x</text:span><text:span text:style-name="T58"> + </text:span><text:span text:style-name="T2">E</text:span><text:span text:style-name="T5">y</text:span><text:span text:style-name="T59">e</text:span><text:span text:style-name="T5">y</text:span></text:p>
            <text:p><text:span text:style-name="T58"/></text:p>
            <text:p><text:span text:style-name="T58">mit</text:span></text:p>
          </draw:text-box>
        </draw:frame>
        <draw:frame draw:style-name="gr1" draw:text-style-name="P2" draw:layer="layout" svg:width="11.526cm" svg:height="1.356cm" svg:x="8.236cm" svg:y="7.621cm">
          <text:p/>
          <draw:object xlink:href="../Koeffizienten%20E-Feld%20ebene%20Welle.odf" xlink:type="simple" xlink:show="embed" xlink:actuate="onLoad"/>
          <draw:image xlink:href="./ObjectReplacements/Object 84" xlink:type="simple" xlink:show="embed" xlink:actuate="onLoad"/>
        </draw:frame>
        <draw:frame draw:style-name="gr1" draw:text-style-name="P2" draw:layer="layout" svg:width="11.547cm" svg:height="2.55cm" svg:x="8.226cm" svg:y="18.124cm">
          <text:p/>
          <draw:object xlink:href="../Zusammenhang%20zwischen%20den%20Koeffizienten%20des%20E-Felds%20der%20ebene%20Welle%20und%20den%20Komponenten%20des%20E-Felds.odf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linear, zirkular und elliptisch polarisierten ebenen We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werden durch die <text:span text:style-name="T2">relative</text:span> Phase <text:span text:style-name="T18">δ</text:span><text:span text:style-name="T19"> definiert:</text:span></text:p>
            <text:p><text:span text:style-name="T19"/></text:p>
            <text:p><text:span text:style-name="T19">Für </text:span><text:span text:style-name="T18">δ</text:span><text:span text:style-name="T39"> = 0 </text:span><text:span text:style-name="T14">oder</text:span><text:span text:style-name="T39"> </text:span><text:span text:style-name="T18">δ</text:span><text:span text:style-name="T39"> = ±π ist die Welle linear polarisiert</text:span></text:p>
            <text:p><text:span text:style-name="T39"/></text:p>
            <text:p><text:span text:style-name="T39">Für </text:span><text:span text:style-name="T18">δ</text:span><text:span text:style-name="T39"> = ±π/2 ist die Welle zirkular polarisiert</text:span></text:p>
            <text:p><text:span text:style-name="T39"/></text:p>
            <text:p><text:span text:style-name="T39">Für alle anderen </text:span><text:span text:style-name="T18">δ</text:span><text:span text:style-name="T39"> ist die Welle elliptisch polarisier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sst sich jede beliebig polarisierte ebene Welle darstell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Als Überlagerung zweier linear unabhängiger, linear polarisierter ebener Wellen.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4" draw:text-style-name="P11" draw:layer="layout" svg:width="25.199cm" svg:height="3.506cm" svg:x="1.4cm" svg:y="0.837cm" presentation:class="title" presentation:user-transformed="true">
          <draw:text-box>
            <text:p><text:span text:style-name="T60">Wie kann man die allgemeine Lösung der Wellengleichung </text:span><text:span text:style-name="T61">f</text:span><text:span text:style-name="T62">±</text:span><text:span text:style-name="T63">(</text:span><text:span text:style-name="T64">kz</text:span><text:span text:style-name="T65">±</text:span><text:span text:style-name="T66">ωt</text:span><text:span text:style-name="T67">) noch weiter verallgemeiner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urch die Hinzunahme einer Gewichtsfunktion <text:span text:style-name="T2">a</text:span>(<text:span text:style-name="T2">k</text:span>) und Integration:</text:p>
          </draw:text-box>
        </draw:frame>
        <draw:frame draw:style-name="gr1" draw:text-style-name="P2" draw:layer="layout" svg:width="12.354cm" svg:height="1.778cm" svg:x="7.822cm" svg:y="12.61cm">
          <text:p/>
          <draw:object xlink:href="../Verallgemeinerung%20der%20allgemeinen%20Lösung%20der%20Wellengleichung.odf" xlink:type="simple" xlink:show="embed" xlink:actuate="onLoad"/>
          <draw:image xlink:href="./ObjectReplacements/Object 8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nennt man ein Medium dispersiv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die Phasengeschwindigkeit <text:span text:style-name="T2">u</text:span><text:span text:style-name="T58"> </text:span>frequenzabhängig wird.</text:p>
            <text:p/>
            <text:p>In diesem Fall muß man d<text:span text:style-name="T58">ie Kreisfrequenz </text:span><text:span text:style-name="T18">ω</text:span><text:span text:style-name="T39"> als irgendeine Funktion von </text:span><text:span text:style-name="T18">k</text:span><text:span text:style-name="T39"> ansehen:</text:span></text:p>
            <text:p><text:span text:style-name="T39"/></text:p>
            <text:p><text:span text:style-name="T18">ω</text:span><text:span text:style-name="T19"> </text:span><text:span text:style-name="T26">→</text:span><text:span text:style-name="T19"> </text:span><text:span text:style-name="T18">ω</text:span><text:span text:style-name="T19">(</text:span><text:span text:style-name="T27">k</text:span><text:span text:style-name="T19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Gruppengeschwindigkeit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eine Taylor-Entwicklung von <text:span text:style-name="T18">ω</text:span><text:span text:style-name="T19">(</text:span><text:span text:style-name="T27">k</text:span><text:span text:style-name="T19">) um </text:span><text:span text:style-name="T27">k</text:span><text:span text:style-name="T41">0</text:span><text:span text:style-name="T19"> aus, so erhält man</text:span></text:p>
            <text:p><text:span text:style-name="T19"/></text:p>
            <text:p><text:span text:style-name="T19"/></text:p>
            <text:p><text:span text:style-name="T19"/></text:p>
            <text:p><text:span text:style-name="T68">und definiert so die Gruppengeschwindigkeit:</text:span></text:p>
          </draw:text-box>
        </draw:frame>
        <draw:frame draw:style-name="gr1" draw:text-style-name="P2" draw:layer="layout" svg:width="12.37cm" svg:height="2.469cm" svg:x="7.814cm" svg:y="9.665cm">
          <text:p/>
          <draw:object xlink:href="../Taylorentwicklung%20von%20omega(k).odf" xlink:type="simple" xlink:show="embed" xlink:actuate="onLoad"/>
          <draw:image xlink:href="./ObjectReplacements/Object 87" xlink:type="simple" xlink:show="embed" xlink:actuate="onLoad"/>
        </draw:frame>
        <draw:frame draw:style-name="gr1" draw:text-style-name="P2" draw:layer="layout" svg:width="4.013cm" svg:height="2.469cm" svg:x="11.993cm" svg:y="14.265cm">
          <text:p/>
          <draw:object xlink:href="../Gruppengeschwindigkeit.odf" xlink:type="simple" xlink:show="embed" xlink:actuate="onLoad"/>
          <draw:image xlink:href="./ObjectReplacements/Object 8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Wie und wann unterscheiden sich Gruppen- und Phasengeschwindigkei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dispersionsfreien Medien ist die Gruppengeschwindigkeit gleich der Phasengeschwindigkeit.</text:p>
            <text:p/>
            <text:p>Die Gruppengeschwindigkeit ist hierbei immer <text:span text:style-name="T26">≤</text:span><text:span text:style-name="T19"> c, für die Phasengeschwindigkeit gilt dies nicht unbeding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wird die Modulationsfunktion hergeleite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Setzt man in eine beliebige Funktion, welche eine gewichtete Überlagerung von ebenen Wellen darstellt</text:p>
            <text:p/>
            <text:p/>
            <text:p>die Taylor-Entwicklung von <text:span text:style-name="T18">ω</text:span><text:span text:style-name="T19">(</text:span><text:span text:style-name="T27">k</text:span><text:span text:style-name="T19">) um </text:span><text:span text:style-name="T27">k</text:span><text:span text:style-name="T41">0</text:span><text:span text:style-name="T19"> in den Exponenten ein</text:span></text:p>
            <text:p><text:span text:style-name="T19"/></text:p>
            <text:p><text:span text:style-name="T19"/></text:p>
            <text:p><text:span text:style-name="T19">so erhält man die Modulationsfunktion </text:span></text:p>
          </draw:text-box>
        </draw:frame>
        <draw:frame draw:style-name="gr1" draw:text-style-name="P2" draw:layer="layout" svg:width="10.631cm" svg:height="1.778cm" svg:x="8.684cm" svg:y="9.01cm">
          <text:p/>
          <draw:object xlink:href="../gewichtete%20Überlagerung%20von%20ebenen%20Wellen.odf" xlink:type="simple" xlink:show="embed" xlink:actuate="onLoad"/>
          <draw:image xlink:href="./ObjectReplacements/Object 89" xlink:type="simple" xlink:show="embed" xlink:actuate="onLoad"/>
        </draw:frame>
        <draw:frame draw:style-name="gr1" draw:text-style-name="P2" draw:layer="layout" svg:width="17.057cm" svg:height="1.27cm" svg:x="5.471cm" svg:y="12.564cm">
          <text:p/>
          <draw:object xlink:href="../Taylorentwicklung%20von%20omega(k)%20eingesetzt%20in%20den%20Exponenten%20der%20e-Funktion%20der%20gewichteten%20Überlagerung%20von%20ebenen%20Wellen.odf" xlink:type="simple" xlink:show="embed" xlink:actuate="onLoad"/>
          <draw:image xlink:href="./ObjectReplacements/Object 90" xlink:type="simple" xlink:show="embed" xlink:actuate="onLoad"/>
        </draw:frame>
        <draw:frame draw:style-name="gr1" draw:text-style-name="P2" draw:layer="layout" svg:width="16.669cm" svg:height="4.217cm" svg:x="5.665cm" svg:y="15.491cm">
          <text:p/>
          <draw:object xlink:href="../Herleitung%20der%20Modulationsfunktion.odf" xlink:type="simple" xlink:show="embed" xlink:actuate="onLoad"/>
          <draw:image xlink:href="./ObjectReplacements/Object 9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Wellenpaket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Eine durch eine Modulationsfunktion <text:s text:c="6"/>modulierte Welle. Es bewegt sich mit der Gruppengeschwindigkeit fort. Durch die Modulationsfunktion tragen weit vom Ort <text:span text:style-name="T2">k</text:span><text:span text:style-name="T4">0</text:span> der Modulationsfunktion entfernte Wellenanteile kaum zum Integral bei.</text:p>
          </draw:text-box>
        </draw:frame>
        <draw:frame draw:style-name="gr1" draw:text-style-name="P2" draw:layer="layout" svg:width="1.307cm" svg:height="1.202cm" svg:x="14.946cm" svg:y="8.798cm">
          <text:p/>
          <draw:object xlink:href="../Modulationsfunktion.odf" xlink:type="simple" xlink:show="embed" xlink:actuate="onLoad"/>
          <draw:image xlink:href="./ObjectReplacements/Object 9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Nennen Sie andere Lösungstypen für die homogene Wellengleichung als ebene Wellen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Kugelwellen, allgemein quadrat-integrable Funktionen über die Fouriertransform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Beschreiben Sie eine Kugelwelle.</text:p>
          </draw:text-box>
        </draw:frame>
        <draw:frame presentation:style-name="pr5" draw:layer="layout" svg:width="25.199cm" svg:height="12.18cm" svg:x="1.4cm" svg:y="4.314cm" presentation:class="subtitle" presentation:user-transformed="true">
          <draw:text-box>
            <text:p>Man formuliert den Laplace-Operator der Wellengleichung in Kugelkoordinaten:</text:p>
            <text:p/>
            <text:p/>
            <text:p/>
            <text:p>Mit der Annahme kugelsymmetrischer Lösungen</text:p>
            <text:p><text:span text:style-name="T38">ψ</text:span><text:span text:style-name="T37">(</text:span><text:span text:style-name="T38">r</text:span><text:span text:style-name="T37">, </text:span><text:span text:style-name="T38">t</text:span><text:span text:style-name="T37">) = </text:span><text:span text:style-name="T38">ψ</text:span><text:span text:style-name="T37">(</text:span><text:span text:style-name="T38">r</text:span><text:span text:style-name="T37">, </text:span><text:span text:style-name="T38">t</text:span><text:span text:style-name="T37">) ⇒ Δ</text:span><text:span text:style-name="T69">θφ</text:span><text:span text:style-name="T38">ψ</text:span><text:span text:style-name="T37"> ≡ 0</text:span></text:p>
            <text:p>Wird die Wellengleichung</text:p>
            <text:p/>
            <text:p/>
            <text:p>von Funktionen des folgenden Typs gelöst:</text:p>
          </draw:text-box>
        </draw:frame>
        <draw:frame draw:style-name="gr1" draw:text-style-name="P2" draw:layer="layout" svg:width="10.92cm" svg:height="3.5cm" svg:x="8.974cm" svg:y="6.584cm">
          <text:p/>
          <draw:object xlink:href="../Laplace-Operator%20der%20Wellengleichung%20in%20Kugelkoordinaten.odf" xlink:type="simple" xlink:show="embed" xlink:actuate="onLoad"/>
          <draw:image xlink:href="./ObjectReplacements/Object 93" xlink:type="simple" xlink:show="embed" xlink:actuate="onLoad"/>
        </draw:frame>
        <draw:frame draw:style-name="gr1" draw:text-style-name="P2" draw:layer="layout" svg:width="12.05cm" svg:height="2.2cm" svg:x="8.713cm" svg:y="13.042cm">
          <text:p/>
          <draw:object xlink:href="../Wellengleichung%20mit%20Kugelkoordinaten.odf" xlink:type="simple" xlink:show="embed" xlink:actuate="onLoad"/>
          <draw:image xlink:href="./ObjectReplacements/Object 94" xlink:type="simple" xlink:show="embed" xlink:actuate="onLoad"/>
        </draw:frame>
        <draw:frame draw:style-name="gr1" draw:text-style-name="P2" draw:layer="layout" svg:width="13.5cm" svg:height="1.93cm" svg:x="7.639cm" svg:y="15.803cm">
          <text:p/>
          <draw:object xlink:href="../Lösungen%20der%20homogenen%20Wellengleichung.odf" xlink:type="simple" xlink:show="embed" xlink:actuate="onLoad"/>
          <draw:image xlink:href="./ObjectReplacements/Object 95" xlink:type="simple" xlink:show="embed" xlink:actuate="onLoad"/>
        </draw:frame>
        <draw:frame draw:style-name="gr1" draw:text-style-name="P2" draw:layer="layout" svg:width="18.29cm" svg:height="3.35cm" svg:x="5.76cm" svg:y="17.58cm">
          <text:p/>
          <draw:object xlink:href="../Kugelwellen.odf" xlink:type="simple" xlink:show="embed" xlink:actuate="onLoad"/>
          <draw:image xlink:href="./ObjectReplacements/Object 9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Fourier-Reihe einer Funktion <text:span text:style-name="T2">f</text:span> (<text:span text:style-name="T2">x</text:span>)?</text:p>
          </draw:text-box>
        </draw:frame>
        <draw:frame presentation:style-name="pr2" draw:layer="layout" svg:width="25.199cm" svg:height="12.397cm" svg:x="1.4cm" svg:y="5.806cm" presentation:class="subtitle" presentation:user-transformed="true">
          <draw:text-box>
            <text:p>Das Orthonormalsystem der trigonometrischen Funktionen</text:p>
            <text:p/>
            <text:p/>
            <text:p/>
            <text:p>stellt im Intervall [-<text:span text:style-name="T2">a</text:span>,+<text:span text:style-name="T2">a</text:span>] ein vollständiges System dar, nach dem sich jede dort quadratintegrable Funktion <text:span text:style-name="T2">f</text:span>(<text:span text:style-name="T2">x</text:span>)<text:span text:style-name="T58"> </text:span>entwickeln lässt:</text:p>
            <text:p/>
            <text:p/>
            <text:p/>
            <text:p/>
            <text:p>Damit dies für alle <text:span text:style-name="T2">x</text:span> gilt, muß <text:span text:style-name="T2">f</text:span>(<text:span text:style-name="T2">x</text:span>) periodisch mit der Periodenlänge 2<text:span text:style-name="T2">a</text:span><text:span text:style-name="T58"> sein: </text:span><text:span text:style-name="T58"><text:tab/></text:span><text:span text:style-name="T2">f</text:span><text:span text:style-name="T58">(</text:span><text:span text:style-name="T2">x </text:span><text:span text:style-name="T58">+ 2</text:span><text:span text:style-name="T2">a</text:span><text:span text:style-name="T58">) = </text:span><text:span text:style-name="T2">f</text:span><text:span text:style-name="T58">(</text:span><text:span text:style-name="T2">x</text:span><text:span text:style-name="T58">)</text:span></text:p>
          </draw:text-box>
        </draw:frame>
        <draw:frame draw:style-name="gr1" draw:text-style-name="P2" draw:layer="layout" svg:width="19.916cm" svg:height="2.405cm" svg:x="4.041cm" svg:y="7.097cm">
          <text:p/>
          <draw:object xlink:href="../Orthonormalsystem%20der%20trigonometrischen%20Funktionen.odf" xlink:type="simple" xlink:show="embed" xlink:actuate="onLoad"/>
          <draw:image xlink:href="./ObjectReplacements/Object 97" xlink:type="simple" xlink:show="embed" xlink:actuate="onLoad"/>
        </draw:frame>
        <draw:frame draw:style-name="gr1" draw:text-style-name="P2" draw:layer="layout" svg:width="16.541cm" svg:height="2.659cm" svg:x="5.729cm" svg:y="12.67cm">
          <text:p/>
          <draw:object xlink:href="../Fourier-Reihe.odf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Koeffizienten der Fourier-Reih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0.271cm" svg:height="9.752cm" svg:x="8.864cm" svg:y="7.423cm">
          <text:p/>
          <draw:object xlink:href="../Koeffizienten%20der%20Fourier-Reihe.odf" xlink:type="simple" xlink:show="embed" xlink:actuate="onLoad"/>
          <draw:image xlink:href="./ObjectReplacements/Object 9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Fourier-Transformierte der Funktion <text:span text:style-name="T2">f</text:span> (<text:span text:style-name="T2">x</text:span>)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0.151cm" svg:height="2.272cm" svg:x="8.924cm" svg:y="9.363cm">
          <text:p/>
          <draw:object xlink:href="../Fourier-Transformierte%20von%20f(x).odf" xlink:type="simple" xlink:show="embed" xlink:actuate="onLoad"/>
          <draw:image xlink:href="./ObjectReplacements/Object 10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Nennen Sie einige der wichtigsten Eigenschaften der Fourier-Transformierten der Funktion </text:span><text:span text:style-name="T28">f</text:span><text:span text:style-name="T70"> </text:span><text:span text:style-name="T11">(</text:span><text:span text:style-name="T28">x</text:span><text:span text:style-name="T11">)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Ist <text:span text:style-name="T2">f</text:span>(<text:span text:style-name="T2">x</text:span>) (un-)gerade ist auch <text:s text:c="2"/>(<text:span text:style-name="T2">k</text:span>) (un-)gerade:</text:p>
            <text:p><text:span text:style-name="T2">f</text:span>(<text:span text:style-name="T2">x</text:span>) = <text:span text:style-name="T2">f</text:span>(-<text:span text:style-name="T2">x</text:span>) <text:span text:style-name="T37">⇒ <text:s text:c="2"/>(</text:span><text:span text:style-name="T38">k</text:span><text:span text:style-name="T37">) = <text:s/>(-</text:span><text:span text:style-name="T38">k</text:span><text:span text:style-name="T37">) und </text:span><text:span text:style-name="T38">f</text:span><text:span text:style-name="T37">(</text:span><text:span text:style-name="T38">x</text:span><text:span text:style-name="T37">) = -</text:span><text:span text:style-name="T38">f</text:span><text:span text:style-name="T37">(-</text:span><text:span text:style-name="T38">x</text:span><text:span text:style-name="T37">) ⇒ <text:s text:c="2"/>(</text:span><text:span text:style-name="T38">k</text:span><text:span text:style-name="T37">) = - <text:s/>(-</text:span><text:span text:style-name="T38">k</text:span><text:span text:style-name="T37">) </text:span></text:p>
            <text:p/>
            <text:p>Ist <text:span text:style-name="T2">f</text:span>(<text:span text:style-name="T2">x</text:span>) reell, so ist <text:s/>(-<text:span text:style-name="T2">k</text:span>) das komplex konjugierte zu (<text:span text:style-name="T2">k</text:span>): <text:s text:c="2"/><text:span text:style-name="T3">*</text:span>(<text:span text:style-name="T2">k</text:span>)</text:p>
            <text:p/>
            <text:p>Ist <text:span text:style-name="T2">f</text:span>(<text:span text:style-name="T2">x</text:span>) eine Linearkombination mehrerer Teilfunktionen, so ist <text:s/>(<text:span text:style-name="T2">k</text:span>) die Linearkombination der Fouriertransformierten der Teilfunktionen</text:p>
            <text:p/>
            <text:p/>
          </draw:text-box>
        </draw:frame>
        <draw:frame draw:style-name="gr1" draw:text-style-name="P2" draw:layer="layout" svg:width="0.775cm" svg:height="1.071cm" svg:x="15.712cm" svg:y="6.264cm">
          <text:p/>
          <draw:object xlink:href="../tilde%20f.odf" xlink:type="simple" xlink:show="embed" xlink:actuate="onLoad"/>
          <draw:image xlink:href="./ObjectReplacements/Object 101" xlink:type="simple" xlink:show="embed" xlink:actuate="onLoad"/>
        </draw:frame>
        <draw:frame draw:style-name="gr1" draw:text-style-name="P2" draw:layer="layout" svg:width="0.775cm" svg:height="1.071cm" svg:x="11.382cm" svg:y="7.318cm">
          <text:p/>
          <draw:object xlink:href="../tilde%20f.odf" xlink:type="simple" xlink:show="embed" xlink:actuate="onLoad"/>
          <draw:image xlink:href="./ObjectReplacements/Object 102" xlink:type="simple" xlink:show="embed" xlink:actuate="onLoad"/>
        </draw:frame>
        <draw:frame draw:style-name="gr1" draw:text-style-name="P2" draw:layer="layout" svg:width="0.775cm" svg:height="1.071cm" svg:x="18.566cm" svg:y="7.318cm">
          <text:p/>
          <draw:object xlink:href="../tilde%20f.odf" xlink:type="simple" xlink:show="embed" xlink:actuate="onLoad"/>
          <draw:image xlink:href="./ObjectReplacements/Object 103" xlink:type="simple" xlink:show="embed" xlink:actuate="onLoad"/>
        </draw:frame>
        <draw:frame draw:style-name="gr1" draw:text-style-name="P2" draw:layer="layout" svg:width="0.775cm" svg:height="1.071cm" svg:x="9.612cm" svg:y="7.318cm">
          <text:p/>
          <draw:object xlink:href="../tilde%20f.odf" xlink:type="simple" xlink:show="embed" xlink:actuate="onLoad"/>
          <draw:image xlink:href="./ObjectReplacements/Object 104" xlink:type="simple" xlink:show="embed" xlink:actuate="onLoad"/>
        </draw:frame>
        <draw:frame draw:style-name="gr1" draw:text-style-name="P2" draw:layer="layout" svg:width="0.775cm" svg:height="1.071cm" svg:x="20.704cm" svg:y="7.318cm">
          <text:p/>
          <draw:object xlink:href="../tilde%20f.odf" xlink:type="simple" xlink:show="embed" xlink:actuate="onLoad"/>
          <draw:image xlink:href="./ObjectReplacements/Object 105" xlink:type="simple" xlink:show="embed" xlink:actuate="onLoad"/>
        </draw:frame>
        <draw:frame draw:style-name="gr1" draw:text-style-name="P2" draw:layer="layout" svg:width="0.775cm" svg:height="1.071cm" svg:x="9.82cm" svg:y="9.364cm">
          <text:p/>
          <draw:object xlink:href="../tilde%20f.odf" xlink:type="simple" xlink:show="embed" xlink:actuate="onLoad"/>
          <draw:image xlink:href="./ObjectReplacements/Object 106" xlink:type="simple" xlink:show="embed" xlink:actuate="onLoad"/>
        </draw:frame>
        <draw:frame draw:style-name="gr1" draw:text-style-name="P2" draw:layer="layout" svg:width="0.775cm" svg:height="1.071cm" svg:x="22.29cm" svg:y="9.364cm">
          <text:p/>
          <draw:object xlink:href="../tilde%20f.odf" xlink:type="simple" xlink:show="embed" xlink:actuate="onLoad"/>
          <draw:image xlink:href="./ObjectReplacements/Object 107" xlink:type="simple" xlink:show="embed" xlink:actuate="onLoad"/>
        </draw:frame>
        <draw:frame draw:style-name="gr1" draw:text-style-name="P2" draw:layer="layout" svg:width="0.775cm" svg:height="1.071cm" svg:x="23.158cm" svg:y="11.418cm">
          <text:p/>
          <draw:object xlink:href="../tilde%20f.odf" xlink:type="simple" xlink:show="embed" xlink:actuate="onLoad"/>
          <draw:image xlink:href="./ObjectReplacements/Object 10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Faltungstheorem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Fouriertransfomierte des Produktes <text:span text:style-name="T71">f</text:span><text:span text:style-name="T4">1</text:span>(<text:span text:style-name="T2">x</text:span>)<text:span text:style-name="T2">f</text:span><text:span text:style-name="T4">2</text:span>(<text:span text:style-name="T2">x</text:span>) lautet:</text:p>
          </draw:text-box>
        </draw:frame>
        <draw:frame draw:style-name="gr1" draw:text-style-name="P2" draw:layer="layout" svg:width="10.154cm" svg:height="2.272cm" svg:x="8.922cm" svg:y="12.363cm">
          <text:p/>
          <draw:object xlink:href="../Faltungstheorem.odf" xlink:type="simple" xlink:show="embed" xlink:actuate="onLoad"/>
          <draw:image xlink:href="./ObjectReplacements/Object 10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1" draw:text-style-name="P3" draw:layer="layout" svg:width="25.199cm" svg:height="3.506cm" svg:x="1.4cm" svg:y="0.835cm" presentation:class="title" presentation:user-transformed="true">
          <draw:text-box>
            <text:p><text:span text:style-name="T6">Wie kann man mithilfe der Fourier-Transformation die allgemeinste Lösung der homogenen Wellengleichung auffinden?</text:span></text:p>
          </draw:text-box>
        </draw:frame>
        <draw:frame presentation:style-name="pr2" draw:layer="layout" svg:width="25.199cm" svg:height="12.18cm" svg:x="1.4cm" svg:y="7.914cm" presentation:class="subtitle" presentation:user-transformed="true">
          <draw:text-box>
            <text:p>Setzt man die Anfangsbedingungen der Form</text:p>
            <text:p/>
            <text:p>als bekannt voraus, erhält man mit der Fourier-Transformierten<text:tab/><text:tab/><text:tab/></text:p>
            <text:p><text:span text:style-name="T2">der gesuchten Lösung</text:span> folgenden Ausdruck:</text:p>
            <text:p/>
            <text:p/>
            <text:p/>
            <text:p>Dies stellt eine Überlagerung ebener Wellen dar, ist aber im Allgemeinen selbst keine mehr, da im Prinzip alle Ausbreitungsrichtungen <text:span text:style-name="T7">k</text:span>/<text:span text:style-name="T2">k</text:span> zugelassen sind.</text:p>
          </draw:text-box>
        </draw:frame>
        <draw:frame draw:style-name="gr1" draw:text-style-name="P2" draw:layer="layout" svg:width="3.21cm" svg:height="1.033cm" svg:x="23.194cm" svg:y="10.929cm">
          <text:p/>
          <draw:object xlink:href="../FT%20von%20omega%20(r,t).odf" xlink:type="simple" xlink:show="embed" xlink:actuate="onLoad"/>
          <draw:image xlink:href="./ObjectReplacements/Object 110" xlink:type="simple" xlink:show="embed" xlink:actuate="onLoad"/>
        </draw:frame>
        <draw:frame draw:style-name="gr1" draw:text-style-name="P2" draw:layer="layout" svg:width="14.857cm" svg:height="1.168cm" svg:x="6.571cm" svg:y="9.815cm">
          <text:p/>
          <draw:object xlink:href="../Anfangsbedingungen%20zur%20allgemeinen%20Lösung%20der%20Wellengleichung%20qua%20Fouriertransfomierter.odf" xlink:type="simple" xlink:show="embed" xlink:actuate="onLoad"/>
          <draw:image xlink:href="./ObjectReplacements/Object 111" xlink:type="simple" xlink:show="embed" xlink:actuate="onLoad"/>
        </draw:frame>
        <draw:frame draw:style-name="gr1" draw:text-style-name="P2" draw:layer="layout" svg:width="16.548cm" svg:height="2.294cm" svg:x="5.725cm" svg:y="13.252cm">
          <text:p/>
          <draw:object xlink:href="../Allgemeine%20Lösung%20der%20Wellengleichung%20qua%20Fouriertransfomierter.odf" xlink:type="simple" xlink:show="embed" xlink:actuate="onLoad"/>
          <draw:image xlink:href="./ObjectReplacements/Object 1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4" draw:text-style-name="P6" draw:layer="layout" svg:width="25.199cm" svg:height="3.506cm" svg:x="1.4cm" svg:y="0.836cm" presentation:class="title" presentation:user-transformed="true">
          <draw:text-box>
            <text:p><text:span text:style-name="T34">Wie lauten Energiedichte und Energiestromdichte für elektromagnetische Felder mit harmonischer Zeitabhängigkeit? Was gilt insbesondere für ebene Well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/>
            <text:p/>
            <text:p>Im Fall ebener Wellen gilt:</text:p>
          </draw:text-box>
        </draw:frame>
        <draw:frame draw:style-name="gr1" draw:text-style-name="P2" draw:layer="layout" svg:width="12.341cm" svg:height="2.192cm" svg:x="7.829cm" svg:y="6.603cm">
          <text:p/>
          <draw:object xlink:href="../Energiedichte%20im%20EM-Feld%20mit%20harmonischer%20Zeitabhängigkeit.odf" xlink:type="simple" xlink:show="embed" xlink:actuate="onLoad"/>
          <draw:image xlink:href="./ObjectReplacements/Object 113" xlink:type="simple" xlink:show="embed" xlink:actuate="onLoad"/>
        </draw:frame>
        <draw:frame draw:style-name="gr1" draw:text-style-name="P2" draw:layer="layout" svg:width="9.043cm" svg:height="2.192cm" svg:x="9.478cm" svg:y="8.703cm">
          <text:p/>
          <draw:object xlink:href="../Energiestromdichte%20im%20EM-Feld%20mit%20harmonischer%20Zeitabhängigkeit.odf" xlink:type="simple" xlink:show="embed" xlink:actuate="onLoad"/>
          <draw:image xlink:href="./ObjectReplacements/Object 114" xlink:type="simple" xlink:show="embed" xlink:actuate="onLoad"/>
        </draw:frame>
        <draw:frame draw:style-name="gr1" draw:text-style-name="P2" draw:layer="layout" svg:width="12.194cm" svg:height="5.636cm" svg:x="7.902cm" svg:y="12.681cm">
          <text:p/>
          <draw:object xlink:href="../Energiedichte%20und%20Energiestromdichte%20(Poynting-Vektor)%20im%20Fall%20ebener%20Wellen%20bei%20harmonischer%20Zeitabhängigkeit.odf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folgt für das <text:span text:style-name="T7">E</text:span>- und <text:span text:style-name="T7">B</text:span>-Feld bei harmonischer Zeitabhängigkeit im Fall ebener Well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2.932cm" svg:height="8.913cm" svg:x="7.533cm" svg:y="7.343cm">
          <text:p/>
          <draw:object xlink:href="../EM-Feld%20mit%20harmonischer%20Zeitabhängigkeit%20im%20Fall%20ebener%20Wellen.odf" xlink:type="simple" xlink:show="embed" xlink:actuate="onLoad"/>
          <draw:image xlink:href="./ObjectReplacements/Object 1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e verteilt sich bei der ebenen Welle im Zeitmittel die Energiedichte auf magnetische und elektrische Anteile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sind genau gleich:</text:p>
          </draw:text-box>
        </draw:frame>
        <draw:frame draw:style-name="gr1" draw:text-style-name="P2" draw:layer="layout" svg:width="18.834cm" svg:height="2.327cm" svg:x="4.582cm" svg:y="11.736cm">
          <text:p/>
          <draw:object xlink:href="../magnetischer%20Anteil%20der%20mittleren%20Energiedichte%20mit%20harmonischer%20Zeitabhängigkeit.odf" xlink:type="simple" xlink:show="embed" xlink:actuate="onLoad"/>
          <draw:image xlink:href="./ObjectReplacements/Object 116" xlink:type="simple" xlink:show="embed" xlink:actuate="onLoad"/>
        </draw:frame>
        <draw:frame draw:style-name="gr1" draw:text-style-name="P2" draw:layer="layout" svg:width="13.785cm" svg:height="2.192cm" svg:x="7.107cm" svg:y="14.403cm">
          <text:p/>
          <draw:object xlink:href="../elektrischer%20Anteil%20der%20mittleren%20Energiedichte%20mit%20harmonischer%20Zeitabhängigkeit.odf" xlink:type="simple" xlink:show="embed" xlink:actuate="onLoad"/>
          <draw:image xlink:href="./ObjectReplacements/Object 11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4" draw:text-style-name="P3" draw:layer="layout" svg:width="25.199cm" svg:height="3.506cm" svg:x="1.4cm" svg:y="0.839cm" presentation:class="title" presentation:user-transformed="true">
          <draw:text-box>
            <text:p><text:span text:style-name="T6">Geben Sie den Zusammenhang zwischen dem Poynting-Vektor und der Energiedichte (zeitgemittelt) für die ebene Welle an.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sind über die Phasengeschwindigkeit miteinander verknüpft:</text:p>
          </draw:text-box>
        </draw:frame>
        <draw:frame draw:style-name="gr1" draw:text-style-name="P2" draw:layer="layout" svg:width="7.502cm" svg:height="2.192cm" svg:x="10.248cm" svg:y="12.403cm">
          <text:p/>
          <draw:object xlink:href="../Kombination%20aus%20Stromdichte%20und%20Energiestromdichte%20im%20Fall%20ebener%20Wellen.odf" xlink:type="simple" xlink:show="embed" xlink:actuate="onLoad"/>
          <draw:image xlink:href="./ObjectReplacements/Object 1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elche Differenzialgleichung ersetzt in einem homogenen, isotropen, ladungsfreien, elektrischen Leiter (</text:span><text:span text:style-name="T35">σ</text:span><text:span text:style-name="T34"> </text:span><text:span text:style-name="T72">≠</text:span><text:span text:style-name="T34"> 0) die homogene Wellengleichung eines ungeladenen Isolators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Telegraphengleichung:</text:p>
            <text:p/>
            <text:p/>
            <text:p/>
          </draw:text-box>
        </draw:frame>
        <draw:frame draw:style-name="gr1" draw:text-style-name="P2" draw:layer="layout" svg:width="14.234cm" svg:height="2.759cm" svg:x="6.882cm" svg:y="11.12cm">
          <text:p/>
          <draw:object xlink:href="../Telegraphengleichung.odf" xlink:type="simple" xlink:show="embed" xlink:actuate="onLoad"/>
          <draw:image xlink:href="./ObjectReplacements/Object 12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8">Durch welchen Ansatz lässt sich die Telegraphengleichung auf die Gestalt der homogenen Wellengleichung bring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odurch ist die Eindringtiefe einer elektromagnetischen Welle in einen elektrischen Leiter bestimm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st die Phasengeschwindigkeit der Welle im Leiter größer oder kleiner als im Isolato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Ortsabhängigkeit weist die zeitgemittelte Energiestromdichte in einem elektrischen Leiter auf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frame presentation:style-name="pr4" draw:text-style-name="P3" draw:layer="layout" svg:width="25.199cm" svg:height="3.506cm" svg:x="1.4cm" svg:y="0.836cm" presentation:class="title" presentation:user-transformed="true">
          <draw:text-box>
            <text:p><text:span text:style-name="T6">Wie lauten die Stetigkeitsbedingungen für das elektromagnetische Feld an Grenzflächen in ungeladenen Isolator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Wie lauten Reflexions- und Brechungsgesetz für elektromagnetische Wellen an Grenzfläch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Bei welchem Einfallswinkel tritt Totalreflexion auf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en die Fresnel’schen Formel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Reflexion zur Erzeugung linear polarisierter Wellen ausnutz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Reflexions- und Transmissionskoeffizient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draw:frame presentation:style-name="pr4" draw:text-style-name="P3" draw:layer="layout" svg:width="25.199cm" svg:height="3.506cm" svg:x="1.4cm" svg:y="0.834cm" presentation:class="title" presentation:user-transformed="true">
          <draw:text-box>
            <text:p><text:span text:style-name="T6">Was geschieht mit der elektromagnetischen Welle bei einem Einfallswinkel, der größer ist als der Grenzwinkel der Totalreflexio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ann konvergiert eine komplexe Zahlenfolge {<text:span text:style-name="T2">z</text:span><text:span text:style-name="T5">n</text:span>} gegen <text:span text:style-name="T2">z</text:span><text:span text:style-name="T4">0</text:span> ∈ <text:span text:style-name="T10">C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8">Wann wird eine komplexe Funktion als stetig in </text:span><text:span text:style-name="T25">z</text:span><text:span text:style-name="T73">0</text:span><text:span text:style-name="T8"> bezeichnet? Wann bezeichnet man sie als gleichmäßig stetig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Differenzierbarkeit einer komplexen 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en die Cauchy-Riemann’schen Differenzialgleichung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Gebiet 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ist eine Funktion <text:span text:style-name="T2">f</text:span><text:span text:style-name="T58"> </text:span>(<text:span text:style-name="T2">z</text:span>) analytisch in einem Gebiet 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as komplexe Kurvenintegral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heißt ein Gebiet einfach‑zusammenhängend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Cauchy’schen Integralsatz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ie Cauchy’sche Integralformel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m Zusammenhang steht die Cauchy’sche Integralformel mit dem Satz von Morera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Konvergenzbereich einer Folge komplexer Funktio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Cauchy-Hadamard’sche Satz über die Konvergenz einer Potenzreih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rin besteht die Aussage des Entwicklungssatz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Identitätssätze für Potenzreihen und analytische Funktion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rklären Sie das Prinzip der analytischen Fortsetzung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Pol <text:span text:style-name="T2">n</text:span>-ter Ordnung einer Funktion <text:span text:style-name="T2">f</text:span> (<text:span text:style-name="T2">z</text:span>)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Verzweigungspunkt einer Funktion <text:span text:style-name="T2">f</text:span> (<text:span text:style-name="T2">z</text:span>)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e Laurent-Entwicklung einer Funktion <text:span text:style-name="T2">f</text:span> (<text:span text:style-name="T2">z</text:span>)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8">Die Funktion </text:span><text:span text:style-name="T25">f</text:span><text:span text:style-name="T8"> (</text:span><text:span text:style-name="T25">z</text:span><text:span text:style-name="T8">) habe in </text:span><text:span text:style-name="T25">z</text:span><text:span text:style-name="T74">∗</text:span><text:span text:style-name="T8"> einen Pol </text:span><text:span text:style-name="T25">p</text:span><text:span text:style-name="T8">-ter Ordnung. Wie berechnen Sie dann das Residuum von </text:span><text:span text:style-name="T25">f</text:span><text:span text:style-name="T8"> (</text:span><text:span text:style-name="T25">z</text:span><text:span text:style-name="T8">) an der Stelle </text:span><text:span text:style-name="T25">z</text:span><text:span text:style-name="T74">∗</text:span><text:span text:style-name="T8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Residuensatz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kizzieren Sie den Lösungsweg für die inhomogene Wellengleichung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8">Wie machen sich Retardierungseffekte in den allgemeinen Lösungen für die elektromagnetischen Potentiale bemerkbar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Achtung, sinnhaft? Vgl. vorige Frage.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0">
        <draw:frame presentation:style-name="pr4" draw:text-style-name="P3" draw:layer="layout" svg:width="25.199cm" svg:height="3.506cm" svg:x="1.4cm" svg:y="0.838cm" presentation:class="title" presentation:user-transformed="true">
          <draw:text-box>
            <text:p><text:span text:style-name="T6">Was versteht man im Zusammenhang mit elektromagnetischer Strahlung unter den Begriffen Nahzone und Strahlungszon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erhält sich das Vektorpotential in der Strahlungszon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0">
        <draw:frame presentation:style-name="pr1" draw:text-style-name="P6" draw:layer="layout" svg:width="25.199cm" svg:height="3.506cm" svg:x="1.4cm" svg:y="0.835cm" presentation:class="title" presentation:user-transformed="true">
          <draw:text-box>
            <text:p><text:span text:style-name="T34">Wie hängt die pro Raumwinkel abgestrahlte Leistung der elektrischen Dipolstrahlung in der Strahlungszone von der Wellenlänge </text:span><text:span text:style-name="T35">λ</text:span><text:span text:style-name="T34"> und vom Dipolmoment ab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achen sich Retardierungseffekte auch in der Nahzone bemerkba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n Liénard-Wiechert-Potential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strahlt ein geladenes Teilchen Energie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Bremsstrahl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6" svg:font-family="Ebrima"/>
    <style:font-face style:name="Ebrima3" svg:font-family="Ebrima" style:font-adornments="Regular"/>
    <style:font-face style:name="Mangal2" svg:font-family="Mangal"/>
    <style:font-face style:name="Calibri5" svg:font-family="Calibri" style:font-family-generic="swiss"/>
    <style:font-face style:name="Calibri3" svg:font-family="Calibri" style:font-adornments="Regular" style:font-family-generic="swiss"/>
    <style:font-face style:name="Andale Sans UI2" svg:font-family="'Andale Sans UI'" style:font-pitch="variable"/>
    <style:font-face style:name="Ebrima4" svg:font-family="Ebrima" style:font-pitch="variable"/>
    <style:font-face style:name="Ebrima2" svg:font-family="Ebrima" style:font-adornments="Regular" style:font-pitch="variable"/>
    <style:font-face style:name="Mangal1" svg:font-family="Mangal" style:font-pitch="variable"/>
    <style:font-face style:name="Tahoma5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Ebrima5" svg:font-family="Ebrima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1" style:font-family-asian="Mang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ahoma2" fo:font-family="Tahom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4.2$Windows_x86 LibreOffice_project/0a0440ccc0227ad9829de5f46be37cfb6edcf72</meta:generator>
    <dc:date>2014-07-06T21:35:28.818000000</dc:date>
    <meta:document-statistic meta:object-count="709"/>
  </office:meta>
</office:document-meta>
</file>